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6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7"/>
    <style:style style:name="ce9" style:family="table-cell" style:parent-style-name="Default" style:data-style-name="N38"/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9.04875cm"/>
    </style:style>
    <style:style style:name="co18" style:family="table-column">
      <style:table-column-properties fo:break-before="auto" style:column-width="2.857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енда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Дата аренды</text:p>
          </table:table-cell>
          <table:table-cell office:value-type="string" table:style-name="ce4">
            <text:p>ID автомобиля</text:p>
          </table:table-cell>
          <table:table-cell office:value-type="string" table:style-name="ce4">
            <text:p>ID клиента</text:p>
          </table:table-cell>
          <table:table-cell office:value-type="string" table:style-name="ce4">
            <text:p>Сумма аренды, руб.</text:p>
          </table:table-cell>
          <table:table-cell office:value-type="string" table:style-name="ce4">
            <text:p>Претензии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6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5</text:p>
          </table:table-cell>
          <table:table-cell office:value-type="float" office:value="10" table:style-name="ce5">
            <text:p>10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6</text:p>
          </table:table-cell>
          <table:table-cell office:value-type="float" office:value="8" table:style-name="ce5">
            <text:p>8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1</text:p>
          </table:table-cell>
          <table:table-cell office:value-type="float" office:value="14" table:style-name="ce5">
            <text:p>1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52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40</text:p>
          </table:table-cell>
          <table:table-cell office:value-type="float" office:value="11" table:style-name="ce5">
            <text:p>11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26</text:p>
          </table:table-cell>
          <table:table-cell office:value-type="float" office:value="11" table:style-name="ce5">
            <text:p>1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3</text:p>
          </table:table-cell>
          <table:table-cell office:value-type="float" office:value="10" table:style-name="ce5">
            <text:p>10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8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3</text:p>
          </table:table-cell>
          <table:table-cell office:value-type="float" office:value="11" table:style-name="ce5">
            <text:p>1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6" table:style-name="ce5">
            <text:p>6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</text:p>
          </table:table-cell>
          <table:table-cell office:value-type="float" office:value="11" table:style-name="ce5">
            <text:p>1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14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99" table:style-name="ce5">
            <text:p>99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1</text:p>
          </table:table-cell>
          <table:table-cell office:value-type="float" office:value="2" table:style-name="ce5">
            <text:p>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222" table:style-name="ce5">
            <text:p>2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6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8" table:style-name="ce5">
            <text:p>108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4" table:style-name="ce5">
            <text:p>114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5" table:style-name="ce5">
            <text:p>115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6" table:style-name="ce5">
            <text:p>116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" table:style-name="ce5">
            <text:p>119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2</text:p>
          </table:table-cell>
          <table:table-cell office:value-type="float" office:value="11" table:style-name="ce5">
            <text:p>11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64</text:p>
          </table:table-cell>
          <table:table-cell office:value-type="float" office:value="14" table:style-name="ce5">
            <text:p>1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9</text:p>
          </table:table-cell>
          <table:table-cell office:value-type="float" office:value="4" table:style-name="ce5">
            <text:p>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" table:style-name="ce5">
            <text:p>124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16</text:p>
          </table:table-cell>
          <table:table-cell office:value-type="float" office:value="15" table:style-name="ce5">
            <text:p>1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65</text:p>
          </table:table-cell>
          <table:table-cell office:value-type="float" office:value="10" table:style-name="ce5">
            <text:p>10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63</text:p>
          </table:table-cell>
          <table:table-cell office:value-type="float" office:value="2" table:style-name="ce5">
            <text:p>2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" table:style-name="ce5">
            <text:p>132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" table:style-name="ce5">
            <text:p>133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3</text:p>
          </table:table-cell>
          <table:table-cell office:value-type="float" office:value="13" table:style-name="ce5">
            <text:p>13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2</text:p>
          </table:table-cell>
          <table:table-cell office:value-type="float" office:value="3" table:style-name="ce5">
            <text:p>3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41</text:p>
          </table:table-cell>
          <table:table-cell office:value-type="float" office:value="13" table:style-name="ce5">
            <text:p>13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32</text:p>
          </table:table-cell>
          <table:table-cell office:value-type="float" office:value="6" table:style-name="ce5">
            <text:p>6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1" table:style-name="ce5">
            <text:p>151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3" table:style-name="ce5">
            <text:p>153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4" table:style-name="ce5">
            <text:p>154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7</text:p>
          </table:table-cell>
          <table:table-cell office:value-type="float" office:value="14" table:style-name="ce5">
            <text:p>14</text:p>
          </table:table-cell>
          <table:table-cell office:value-type="float" office:value="158" table:style-name="ce5">
            <text:p>1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5" table:style-name="ce5">
            <text:p>155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237" table:style-name="ce5">
            <text:p>2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6" table:style-name="ce5">
            <text:p>156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7" table:style-name="ce5">
            <text:p>157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14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8" table:style-name="ce5">
            <text:p>158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59" table:style-name="ce5">
            <text:p>159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0" table:style-name="ce5">
            <text:p>160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1" table:style-name="ce5">
            <text:p>161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2" table:style-name="ce5">
            <text:p>162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3" table:style-name="ce5">
            <text:p>163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51</text:p>
          </table:table-cell>
          <table:table-cell office:value-type="float" office:value="12" table:style-name="ce5">
            <text:p>12</text:p>
          </table:table-cell>
          <table:table-cell office:value-type="float" office:value="218" table:style-name="ce5">
            <text:p>2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4" table:style-name="ce5">
            <text:p>164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5" table:style-name="ce5">
            <text:p>165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47</text:p>
          </table:table-cell>
          <table:table-cell office:value-type="float" office:value="13" table:style-name="ce5">
            <text:p>13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6" table:style-name="ce5">
            <text:p>166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7" table:style-name="ce5">
            <text:p>167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8" table:style-name="ce5">
            <text:p>168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9" table:style-name="ce5">
            <text:p>169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0" table:style-name="ce5">
            <text:p>170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1" table:style-name="ce5">
            <text:p>171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9</text:p>
          </table:table-cell>
          <table:table-cell office:value-type="float" office:value="8" table:style-name="ce5">
            <text:p>8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2" table:style-name="ce5">
            <text:p>172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3" table:style-name="ce5">
            <text:p>173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4" table:style-name="ce5">
            <text:p>174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1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5" table:style-name="ce5">
            <text:p>175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50</text:p>
          </table:table-cell>
          <table:table-cell office:value-type="float" office:value="12" table:style-name="ce5">
            <text:p>12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6" table:style-name="ce5">
            <text:p>176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7" table:style-name="ce5">
            <text:p>177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8" table:style-name="ce5">
            <text:p>178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9" table:style-name="ce5">
            <text:p>179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0" table:style-name="ce5">
            <text:p>180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" table:style-name="ce5">
            <text:p>1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1" table:style-name="ce5">
            <text:p>181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2" table:style-name="ce5">
            <text:p>182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3" table:style-name="ce5">
            <text:p>183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4" table:style-name="ce5">
            <text:p>184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15" table:style-name="ce5">
            <text:p>1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5" table:style-name="ce5">
            <text:p>185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6" table:style-name="ce5">
            <text:p>186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7" table:style-name="ce5">
            <text:p>187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8" table:style-name="ce5">
            <text:p>188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9" table:style-name="ce5">
            <text:p>189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0" table:style-name="ce5">
            <text:p>190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1" table:style-name="ce5">
            <text:p>191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2" table:style-name="ce5">
            <text:p>192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3" table:style-name="ce5">
            <text:p>193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4" table:style-name="ce5">
            <text:p>194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5" table:style-name="ce5">
            <text:p>195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6" table:style-name="ce5">
            <text:p>196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7" table:style-name="ce5">
            <text:p>197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8" table:style-name="ce5">
            <text:p>198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49</text:p>
          </table:table-cell>
          <table:table-cell office:value-type="float" office:value="4" table:style-name="ce5">
            <text:p>4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99" table:style-name="ce5">
            <text:p>199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0" table:style-name="ce5">
            <text:p>200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50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1" table:style-name="ce5">
            <text:p>201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2" table:style-name="ce5">
            <text:p>202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3" table:style-name="ce5">
            <text:p>203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4" table:style-name="ce5">
            <text:p>204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5" table:style-name="ce5">
            <text:p>205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6" table:style-name="ce5">
            <text:p>206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7" table:style-name="ce5">
            <text:p>207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8" table:style-name="ce5">
            <text:p>208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09" table:style-name="ce5">
            <text:p>209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0" table:style-name="ce5">
            <text:p>210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1" table:style-name="ce5">
            <text:p>211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2" table:style-name="ce5">
            <text:p>212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3" table:style-name="ce5">
            <text:p>213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2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4" table:style-name="ce5">
            <text:p>214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5" table:style-name="ce5">
            <text:p>215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6" table:style-name="ce5">
            <text:p>216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7" table:style-name="ce5">
            <text:p>217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8" table:style-name="ce5">
            <text:p>218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19" table:style-name="ce5">
            <text:p>219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0" table:style-name="ce5">
            <text:p>220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2" table:style-name="ce5">
            <text:p>222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61</text:p>
          </table:table-cell>
          <table:table-cell office:value-type="float" office:value="8" table:style-name="ce5">
            <text:p>8</text:p>
          </table:table-cell>
          <table:table-cell office:value-type="float" office:value="224" table:style-name="ce5">
            <text:p>2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3" table:style-name="ce5">
            <text:p>223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4" table:style-name="ce5">
            <text:p>224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182" table:style-name="ce5">
            <text:p>1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5" table:style-name="ce5">
            <text:p>225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6" table:style-name="ce5">
            <text:p>226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7" table:style-name="ce5">
            <text:p>227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8" table:style-name="ce5">
            <text:p>228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29" table:style-name="ce5">
            <text:p>229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0" table:style-name="ce5">
            <text:p>230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1" table:style-name="ce5">
            <text:p>231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2" table:style-name="ce5">
            <text:p>232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3" table:style-name="ce5">
            <text:p>233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4</text:p>
          </table:table-cell>
          <table:table-cell office:value-type="float" office:value="7" table:style-name="ce5">
            <text:p>7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4" table:style-name="ce5">
            <text:p>234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5" table:style-name="ce5">
            <text:p>235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7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6" table:style-name="ce5">
            <text:p>236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7" table:style-name="ce5">
            <text:p>237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8" table:style-name="ce5">
            <text:p>238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39" table:style-name="ce5">
            <text:p>239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64</text:p>
          </table:table-cell>
          <table:table-cell office:value-type="float" office:value="2" table:style-name="ce5">
            <text:p>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0" table:style-name="ce5">
            <text:p>240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8</text:p>
          </table:table-cell>
          <table:table-cell office:value-type="float" office:value="2" table:style-name="ce5">
            <text:p>2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1" table:style-name="ce5">
            <text:p>241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2" table:style-name="ce5">
            <text:p>242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3" table:style-name="ce5">
            <text:p>243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4" table:style-name="ce5">
            <text:p>244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5" table:style-name="ce5">
            <text:p>245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6" table:style-name="ce5">
            <text:p>246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9</text:p>
          </table:table-cell>
          <table:table-cell office:value-type="float" office:value="6" table:style-name="ce5">
            <text:p>6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7" table:style-name="ce5">
            <text:p>247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13</text:p>
          </table:table-cell>
          <table:table-cell office:value-type="float" office:value="14" table:style-name="ce5">
            <text:p>14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8" table:style-name="ce5">
            <text:p>248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6</text:p>
          </table:table-cell>
          <table:table-cell office:value-type="float" office:value="9" table:style-name="ce5">
            <text:p>9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9" table:style-name="ce5">
            <text:p>249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0" table:style-name="ce5">
            <text:p>250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1" table:style-name="ce5">
            <text:p>251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2" table:style-name="ce5">
            <text:p>252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13</text:p>
          </table:table-cell>
          <table:table-cell office:value-type="float" office:value="9" table:style-name="ce5">
            <text:p>9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3" table:style-name="ce5">
            <text:p>253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4" table:style-name="ce5">
            <text:p>254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2</text:p>
          </table:table-cell>
          <table:table-cell office:value-type="float" office:value="9" table:style-name="ce5">
            <text:p>9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5" table:style-name="ce5">
            <text:p>255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65</text:p>
          </table:table-cell>
          <table:table-cell office:value-type="float" office:value="8" table:style-name="ce5">
            <text:p>8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6" table:style-name="ce5">
            <text:p>256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9</text:p>
          </table:table-cell>
          <table:table-cell office:value-type="float" office:value="12" table:style-name="ce5">
            <text:p>1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7" table:style-name="ce5">
            <text:p>257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8" table:style-name="ce5">
            <text:p>258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9" table:style-name="ce5">
            <text:p>259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0" table:style-name="ce5">
            <text:p>260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>
          <table:table-cell office:value-type="float" office:value="261" table:style-name="ce5">
            <text:p>261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2" table:style-name="ce5">
            <text:p>262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3" table:style-name="ce5">
            <text:p>263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31</text:p>
          </table:table-cell>
          <table:table-cell office:value-type="float" office:value="12" table:style-name="ce5">
            <text:p>12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4" table:style-name="ce5">
            <text:p>264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5</text:p>
          </table:table-cell>
          <table:table-cell office:value-type="float" office:value="12" table:style-name="ce5">
            <text:p>1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5" table:style-name="ce5">
            <text:p>265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6" table:style-name="ce5">
            <text:p>266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45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7" table:style-name="ce5">
            <text:p>267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8" table:style-name="ce5">
            <text:p>268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9" table:style-name="ce5">
            <text:p>269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41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0" table:style-name="ce5">
            <text:p>270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1" table:style-name="ce5">
            <text:p>271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64</text:p>
          </table:table-cell>
          <table:table-cell office:value-type="float" office:value="15" table:style-name="ce5">
            <text:p>15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2" table:style-name="ce5">
            <text:p>272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9</text:p>
          </table:table-cell>
          <table:table-cell office:value-type="float" office:value="9" table:style-name="ce5">
            <text:p>9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3" table:style-name="ce5">
            <text:p>273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4" table:style-name="ce5">
            <text:p>274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16" table:style-name="ce5">
            <text:p>4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5" table:style-name="ce5">
            <text:p>275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19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6" table:style-name="ce5">
            <text:p>276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7" table:style-name="ce5">
            <text:p>277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8" table:style-name="ce5">
            <text:p>278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9" table:style-name="ce5">
            <text:p>279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0" table:style-name="ce5">
            <text:p>280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1" table:style-name="ce5">
            <text:p>281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2" table:style-name="ce5">
            <text:p>282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3" table:style-name="ce5">
            <text:p>283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4" table:style-name="ce5">
            <text:p>284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5" table:style-name="ce5">
            <text:p>285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6" table:style-name="ce5">
            <text:p>286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7" table:style-name="ce5">
            <text:p>287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8" table:style-name="ce5">
            <text:p>288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89" table:style-name="ce5">
            <text:p>289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0" table:style-name="ce5">
            <text:p>290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1" table:style-name="ce5">
            <text:p>291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2" table:style-name="ce5">
            <text:p>292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3" table:style-name="ce5">
            <text:p>293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15" table:style-name="ce5">
            <text:p>15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4" table:style-name="ce5">
            <text:p>294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5" table:style-name="ce5">
            <text:p>295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6" table:style-name="ce5">
            <text:p>296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7" table:style-name="ce5">
            <text:p>297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8" table:style-name="ce5">
            <text:p>298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99" table:style-name="ce5">
            <text:p>299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26</text:p>
          </table:table-cell>
          <table:table-cell office:value-type="float" office:value="12" table:style-name="ce5">
            <text:p>12</text:p>
          </table:table-cell>
          <table:table-cell office:value-type="float" office:value="328" table:style-name="ce5">
            <text:p>3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0" table:style-name="ce5">
            <text:p>300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1" table:style-name="ce5">
            <text:p>301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2" table:style-name="ce5">
            <text:p>302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3" table:style-name="ce5">
            <text:p>303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4" table:style-name="ce5">
            <text:p>304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5" table:style-name="ce5">
            <text:p>305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6" table:style-name="ce5">
            <text:p>306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7" table:style-name="ce5">
            <text:p>307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8" table:style-name="ce5">
            <text:p>308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09" table:style-name="ce5">
            <text:p>309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34</text:p>
          </table:table-cell>
          <table:table-cell office:value-type="float" office:value="3" table:style-name="ce5">
            <text:p>3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0" table:style-name="ce5">
            <text:p>310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1" table:style-name="ce5">
            <text:p>311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2" table:style-name="ce5">
            <text:p>312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3" table:style-name="ce5">
            <text:p>313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4" table:style-name="ce5">
            <text:p>314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5" table:style-name="ce5">
            <text:p>315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6" table:style-name="ce5">
            <text:p>316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7" table:style-name="ce5">
            <text:p>317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8" table:style-name="ce5">
            <text:p>318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7</text:p>
          </table:table-cell>
          <table:table-cell office:value-type="float" office:value="12" table:style-name="ce5">
            <text:p>12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9" table:style-name="ce5">
            <text:p>319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0" table:style-name="ce5">
            <text:p>320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1" table:style-name="ce5">
            <text:p>321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2" table:style-name="ce5">
            <text:p>322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3" table:style-name="ce5">
            <text:p>323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4" table:style-name="ce5">
            <text:p>324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</text:p>
          </table:table-cell>
          <table:table-cell office:value-type="float" office:value="15" table:style-name="ce5">
            <text:p>1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5" table:style-name="ce5">
            <text:p>325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6" table:style-name="ce5">
            <text:p>326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7" table:style-name="ce5">
            <text:p>327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8" table:style-name="ce5">
            <text:p>328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3</text:p>
          </table:table-cell>
          <table:table-cell office:value-type="float" office:value="4" table:style-name="ce5">
            <text:p>4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29" table:style-name="ce5">
            <text:p>329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0" table:style-name="ce5">
            <text:p>330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1" table:style-name="ce5">
            <text:p>331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2" table:style-name="ce5">
            <text:p>332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3" table:style-name="ce5">
            <text:p>333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9</text:p>
          </table:table-cell>
          <table:table-cell office:value-type="float" office:value="6" table:style-name="ce5">
            <text:p>6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4" table:style-name="ce5">
            <text:p>334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5" table:style-name="ce5">
            <text:p>335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6" table:style-name="ce5">
            <text:p>336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7" table:style-name="ce5">
            <text:p>337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0</text:p>
          </table:table-cell>
          <table:table-cell office:value-type="float" office:value="13" table:style-name="ce5">
            <text:p>13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8" table:style-name="ce5">
            <text:p>338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24</text:p>
          </table:table-cell>
          <table:table-cell office:value-type="float" office:value="11" table:style-name="ce5">
            <text:p>11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39" table:style-name="ce5">
            <text:p>339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7</text:p>
          </table:table-cell>
          <table:table-cell office:value-type="float" office:value="9" table:style-name="ce5">
            <text:p>9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0" table:style-name="ce5">
            <text:p>340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1" table:style-name="ce5">
            <text:p>341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15</text:p>
          </table:table-cell>
          <table:table-cell office:value-type="float" office:value="15" table:style-name="ce5">
            <text:p>1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2" table:style-name="ce5">
            <text:p>342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3" table:style-name="ce5">
            <text:p>343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4" table:style-name="ce5">
            <text:p>344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5" table:style-name="ce5">
            <text:p>345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6" table:style-name="ce5">
            <text:p>346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7" table:style-name="ce5">
            <text:p>347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8" table:style-name="ce5">
            <text:p>348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49" table:style-name="ce5">
            <text:p>349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45</text:p>
          </table:table-cell>
          <table:table-cell office:value-type="float" office:value="14" table:style-name="ce5">
            <text:p>14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0" table:style-name="ce5">
            <text:p>350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1" table:style-name="ce5">
            <text:p>351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2" table:style-name="ce5">
            <text:p>352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3" table:style-name="ce5">
            <text:p>353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4" table:style-name="ce5">
            <text:p>354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5" table:style-name="ce5">
            <text:p>355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1</text:p>
          </table:table-cell>
          <table:table-cell office:value-type="float" office:value="15" table:style-name="ce5">
            <text:p>1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6" table:style-name="ce5">
            <text:p>356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7" table:style-name="ce5">
            <text:p>357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339" table:style-name="ce5">
            <text:p>3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8" table:style-name="ce5">
            <text:p>358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62</text:p>
          </table:table-cell>
          <table:table-cell office:value-type="float" office:value="7" table:style-name="ce5">
            <text:p>7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59" table:style-name="ce5">
            <text:p>359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0" table:style-name="ce5">
            <text:p>360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1" table:style-name="ce5">
            <text:p>361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2" table:style-name="ce5">
            <text:p>362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3" table:style-name="ce5">
            <text:p>363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33</text:p>
          </table:table-cell>
          <table:table-cell office:value-type="float" office:value="12" table:style-name="ce5">
            <text:p>12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4" table:style-name="ce5">
            <text:p>364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5" table:style-name="ce5">
            <text:p>365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6" table:style-name="ce5">
            <text:p>366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7" table:style-name="ce5">
            <text:p>367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8" table:style-name="ce5">
            <text:p>368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69" table:style-name="ce5">
            <text:p>369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0" table:style-name="ce5">
            <text:p>370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1" table:style-name="ce5">
            <text:p>371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2" table:style-name="ce5">
            <text:p>372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3" table:style-name="ce5">
            <text:p>373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39</text:p>
          </table:table-cell>
          <table:table-cell office:value-type="float" office:value="2" table:style-name="ce5">
            <text:p>2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4" table:style-name="ce5">
            <text:p>374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5" table:style-name="ce5">
            <text:p>375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6" table:style-name="ce5">
            <text:p>376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7" table:style-name="ce5">
            <text:p>377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9</text:p>
          </table:table-cell>
          <table:table-cell office:value-type="float" office:value="9" table:style-name="ce5">
            <text:p>9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8" table:style-name="ce5">
            <text:p>378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15</text:p>
          </table:table-cell>
          <table:table-cell office:value-type="float" office:value="3" table:style-name="ce5">
            <text:p>3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79" table:style-name="ce5">
            <text:p>379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0" table:style-name="ce5">
            <text:p>380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1" table:style-name="ce5">
            <text:p>381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2" table:style-name="ce5">
            <text:p>382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3" table:style-name="ce5">
            <text:p>383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4" table:style-name="ce5">
            <text:p>384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5" table:style-name="ce5">
            <text:p>385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6" table:style-name="ce5">
            <text:p>386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7" table:style-name="ce5">
            <text:p>387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8" table:style-name="ce5">
            <text:p>388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9" table:style-name="ce5">
            <text:p>389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1</text:p>
          </table:table-cell>
          <table:table-cell office:value-type="float" office:value="13" table:style-name="ce5">
            <text:p>13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0" table:style-name="ce5">
            <text:p>390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1" table:style-name="ce5">
            <text:p>391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2" table:style-name="ce5">
            <text:p>392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3" table:style-name="ce5">
            <text:p>393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62</text:p>
          </table:table-cell>
          <table:table-cell office:value-type="float" office:value="14" table:style-name="ce5">
            <text:p>14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4" table:style-name="ce5">
            <text:p>394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5" table:style-name="ce5">
            <text:p>395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6" table:style-name="ce5">
            <text:p>396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7" table:style-name="ce5">
            <text:p>397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8" table:style-name="ce5">
            <text:p>398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99" table:style-name="ce5">
            <text:p>399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0" table:style-name="ce5">
            <text:p>400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1" table:style-name="ce5">
            <text:p>401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15" table:style-name="ce5">
            <text:p>2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2" table:style-name="ce5">
            <text:p>402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6</text:p>
          </table:table-cell>
          <table:table-cell office:value-type="float" office:value="13" table:style-name="ce5">
            <text:p>13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3" table:style-name="ce5">
            <text:p>403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4" table:style-name="ce5">
            <text:p>404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5" table:style-name="ce5">
            <text:p>405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49</text:p>
          </table:table-cell>
          <table:table-cell office:value-type="float" office:value="2" table:style-name="ce5">
            <text:p>2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6" table:style-name="ce5">
            <text:p>406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7" table:style-name="ce5">
            <text:p>407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2</text:p>
          </table:table-cell>
          <table:table-cell office:value-type="float" office:value="13" table:style-name="ce5">
            <text:p>13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8" table:style-name="ce5">
            <text:p>408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9" table:style-name="ce5">
            <text:p>409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0" table:style-name="ce5">
            <text:p>410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1" table:style-name="ce5">
            <text:p>411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41</text:p>
          </table:table-cell>
          <table:table-cell office:value-type="float" office:value="3" table:style-name="ce5">
            <text:p>3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2" table:style-name="ce5">
            <text:p>412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3" table:style-name="ce5">
            <text:p>413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4" table:style-name="ce5">
            <text:p>414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39</text:p>
          </table:table-cell>
          <table:table-cell office:value-type="float" office:value="1" table:style-name="ce5">
            <text:p>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5" table:style-name="ce5">
            <text:p>415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6" table:style-name="ce5">
            <text:p>416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41</text:p>
          </table:table-cell>
          <table:table-cell office:value-type="float" office:value="5" table:style-name="ce5">
            <text:p>5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7" table:style-name="ce5">
            <text:p>417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8" table:style-name="ce5">
            <text:p>418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9" table:style-name="ce5">
            <text:p>419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0" table:style-name="ce5">
            <text:p>420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1" table:style-name="ce5">
            <text:p>421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2" table:style-name="ce5">
            <text:p>422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40</text:p>
          </table:table-cell>
          <table:table-cell office:value-type="float" office:value="3" table:style-name="ce5">
            <text:p>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3" table:style-name="ce5">
            <text:p>423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4" table:style-name="ce5">
            <text:p>424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5" table:style-name="ce5">
            <text:p>425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260" table:style-name="ce5">
            <text:p>2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6" table:style-name="ce5">
            <text:p>426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7" table:style-name="ce5">
            <text:p>427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8" table:style-name="ce5">
            <text:p>428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29" table:style-name="ce5">
            <text:p>429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0" table:style-name="ce5">
            <text:p>430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38</text:p>
          </table:table-cell>
          <table:table-cell office:value-type="float" office:value="9" table:style-name="ce5">
            <text:p>9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1" table:style-name="ce5">
            <text:p>431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2" table:style-name="ce5">
            <text:p>432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13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3" table:style-name="ce5">
            <text:p>433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4" table:style-name="ce5">
            <text:p>434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5" table:style-name="ce5">
            <text:p>435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6" table:style-name="ce5">
            <text:p>436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7" table:style-name="ce5">
            <text:p>437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8" table:style-name="ce5">
            <text:p>438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9" table:style-name="ce5">
            <text:p>439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53</text:p>
          </table:table-cell>
          <table:table-cell office:value-type="float" office:value="13" table:style-name="ce5">
            <text:p>13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0" table:style-name="ce5">
            <text:p>440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1" table:style-name="ce5">
            <text:p>441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2" table:style-name="ce5">
            <text:p>442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44</text:p>
          </table:table-cell>
          <table:table-cell office:value-type="float" office:value="3" table:style-name="ce5">
            <text:p>3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3" table:style-name="ce5">
            <text:p>443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4" table:style-name="ce5">
            <text:p>444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5" table:style-name="ce5">
            <text:p>445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6" table:style-name="ce5">
            <text:p>446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7</text:p>
          </table:table-cell>
          <table:table-cell office:value-type="float" office:value="11" table:style-name="ce5">
            <text:p>1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7" table:style-name="ce5">
            <text:p>447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39</text:p>
          </table:table-cell>
          <table:table-cell office:value-type="float" office:value="5" table:style-name="ce5">
            <text:p>5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8" table:style-name="ce5">
            <text:p>448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49" table:style-name="ce5">
            <text:p>449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0" table:style-name="ce5">
            <text:p>450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1" table:style-name="ce5">
            <text:p>451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2" table:style-name="ce5">
            <text:p>452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3" table:style-name="ce5">
            <text:p>453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4" table:style-name="ce5">
            <text:p>454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5" table:style-name="ce5">
            <text:p>455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43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6" table:style-name="ce5">
            <text:p>456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7" table:style-name="ce5">
            <text:p>457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8" table:style-name="ce5">
            <text:p>458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59" table:style-name="ce5">
            <text:p>459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0" table:style-name="ce5">
            <text:p>460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1" table:style-name="ce5">
            <text:p>461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2" table:style-name="ce5">
            <text:p>462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3" table:style-name="ce5">
            <text:p>463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38</text:p>
          </table:table-cell>
          <table:table-cell office:value-type="float" office:value="12" table:style-name="ce5">
            <text:p>12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4" table:style-name="ce5">
            <text:p>464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5" table:style-name="ce5">
            <text:p>465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5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6" table:style-name="ce5">
            <text:p>466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64</text:p>
          </table:table-cell>
          <table:table-cell office:value-type="float" office:value="1" table:style-name="ce5">
            <text:p>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7" table:style-name="ce5">
            <text:p>467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8" table:style-name="ce5">
            <text:p>468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69" table:style-name="ce5">
            <text:p>469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62</text:p>
          </table:table-cell>
          <table:table-cell office:value-type="float" office:value="3" table:style-name="ce5">
            <text:p>3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0" table:style-name="ce5">
            <text:p>470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1" table:style-name="ce5">
            <text:p>471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2" table:style-name="ce5">
            <text:p>472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3" table:style-name="ce5">
            <text:p>473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27</text:p>
          </table:table-cell>
          <table:table-cell office:value-type="float" office:value="15" table:style-name="ce5">
            <text:p>15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4" table:style-name="ce5">
            <text:p>474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5" table:style-name="ce5">
            <text:p>475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6" table:style-name="ce5">
            <text:p>476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44</text:p>
          </table:table-cell>
          <table:table-cell office:value-type="float" office:value="13" table:style-name="ce5">
            <text:p>1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7" table:style-name="ce5">
            <text:p>477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8" table:style-name="ce5">
            <text:p>478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9" table:style-name="ce5">
            <text:p>479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0" table:style-name="ce5">
            <text:p>480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6</text:p>
          </table:table-cell>
          <table:table-cell office:value-type="float" office:value="12" table:style-name="ce5">
            <text:p>1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1" table:style-name="ce5">
            <text:p>481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2" table:style-name="ce5">
            <text:p>482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3" table:style-name="ce5">
            <text:p>483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4" table:style-name="ce5">
            <text:p>484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5" table:style-name="ce5">
            <text:p>485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6" table:style-name="ce5">
            <text:p>486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48</text:p>
          </table:table-cell>
          <table:table-cell office:value-type="float" office:value="10" table:style-name="ce5">
            <text:p>10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7" table:style-name="ce5">
            <text:p>487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8" table:style-name="ce5">
            <text:p>488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441" table:style-name="ce5">
            <text:p>4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9" table:style-name="ce5">
            <text:p>489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0" table:style-name="ce5">
            <text:p>490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1" table:style-name="ce5">
            <text:p>491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2" table:style-name="ce5">
            <text:p>492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3" table:style-name="ce5">
            <text:p>493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4" table:style-name="ce5">
            <text:p>494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5" table:style-name="ce5">
            <text:p>495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6" table:style-name="ce5">
            <text:p>496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7" table:style-name="ce5">
            <text:p>497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8" table:style-name="ce5">
            <text:p>498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99" table:style-name="ce5">
            <text:p>499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3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0" table:style-name="ce5">
            <text:p>500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1" table:style-name="ce5">
            <text:p>501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2" table:style-name="ce5">
            <text:p>502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6</text:p>
          </table:table-cell>
          <table:table-cell office:value-type="float" office:value="8" table:style-name="ce5">
            <text:p>8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3" table:style-name="ce5">
            <text:p>503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4" table:style-name="ce5">
            <text:p>504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5" table:style-name="ce5">
            <text:p>505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6" table:style-name="ce5">
            <text:p>506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2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7" table:style-name="ce5">
            <text:p>507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42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8" table:style-name="ce5">
            <text:p>508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09" table:style-name="ce5">
            <text:p>509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0" table:style-name="ce5">
            <text:p>510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1" table:style-name="ce5">
            <text:p>511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2" table:style-name="ce5">
            <text:p>512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3" table:style-name="ce5">
            <text:p>513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4" table:style-name="ce5">
            <text:p>514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5" table:style-name="ce5">
            <text:p>515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6" table:style-name="ce5">
            <text:p>516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7" table:style-name="ce5">
            <text:p>517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8" table:style-name="ce5">
            <text:p>518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19" table:style-name="ce5">
            <text:p>519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0" table:style-name="ce5">
            <text:p>520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1" table:style-name="ce5">
            <text:p>521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2" table:style-name="ce5">
            <text:p>522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17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3" table:style-name="ce5">
            <text:p>523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4" table:style-name="ce5">
            <text:p>524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5" table:style-name="ce5">
            <text:p>525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6" table:style-name="ce5">
            <text:p>526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7" table:style-name="ce5">
            <text:p>527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1</text:p>
          </table:table-cell>
          <table:table-cell office:value-type="float" office:value="8" table:style-name="ce5">
            <text:p>8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8" table:style-name="ce5">
            <text:p>528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9" table:style-name="ce5">
            <text:p>529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0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0" table:style-name="ce5">
            <text:p>530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1" table:style-name="ce5">
            <text:p>531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5</text:p>
          </table:table-cell>
          <table:table-cell office:value-type="float" office:value="9" table:style-name="ce5">
            <text:p>9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2" table:style-name="ce5">
            <text:p>532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3" table:style-name="ce5">
            <text:p>533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150" table:style-name="ce5">
            <text:p>1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4" table:style-name="ce5">
            <text:p>534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5" table:style-name="ce5">
            <text:p>535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6" table:style-name="ce5">
            <text:p>536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7" table:style-name="ce5">
            <text:p>537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8" table:style-name="ce5">
            <text:p>538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9" table:style-name="ce5">
            <text:p>539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0" table:style-name="ce5">
            <text:p>540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1" table:style-name="ce5">
            <text:p>541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2" table:style-name="ce5">
            <text:p>542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3" table:style-name="ce5">
            <text:p>543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4" table:style-name="ce5">
            <text:p>544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5" table:style-name="ce5">
            <text:p>545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55</text:p>
          </table:table-cell>
          <table:table-cell office:value-type="float" office:value="5" table:style-name="ce5">
            <text:p>5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6" table:style-name="ce5">
            <text:p>546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7" table:style-name="ce5">
            <text:p>547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8" table:style-name="ce5">
            <text:p>548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49" table:style-name="ce5">
            <text:p>549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0" table:style-name="ce5">
            <text:p>550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9</text:p>
          </table:table-cell>
          <table:table-cell office:value-type="float" office:value="10" table:style-name="ce5">
            <text:p>10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1" table:style-name="ce5">
            <text:p>551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2" table:style-name="ce5">
            <text:p>552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3" table:style-name="ce5">
            <text:p>553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4" table:style-name="ce5">
            <text:p>554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5" table:style-name="ce5">
            <text:p>555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6" table:style-name="ce5">
            <text:p>556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7" table:style-name="ce5">
            <text:p>557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8" table:style-name="ce5">
            <text:p>558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55</text:p>
          </table:table-cell>
          <table:table-cell office:value-type="float" office:value="7" table:style-name="ce5">
            <text:p>7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59" table:style-name="ce5">
            <text:p>559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0" table:style-name="ce5">
            <text:p>560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1" table:style-name="ce5">
            <text:p>561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2" table:style-name="ce5">
            <text:p>562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3" table:style-name="ce5">
            <text:p>563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4" table:style-name="ce5">
            <text:p>564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5" table:style-name="ce5">
            <text:p>565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6" table:style-name="ce5">
            <text:p>566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7" table:style-name="ce5">
            <text:p>567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8" table:style-name="ce5">
            <text:p>568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69" table:style-name="ce5">
            <text:p>569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0" table:style-name="ce5">
            <text:p>570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1" table:style-name="ce5">
            <text:p>571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2" table:style-name="ce5">
            <text:p>572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3" table:style-name="ce5">
            <text:p>573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4" table:style-name="ce5">
            <text:p>574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49</text:p>
          </table:table-cell>
          <table:table-cell office:value-type="float" office:value="13" table:style-name="ce5">
            <text:p>1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5" table:style-name="ce5">
            <text:p>575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76" table:style-name="ce5">
            <text:p>576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77" table:style-name="ce5">
            <text:p>577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78" table:style-name="ce5">
            <text:p>578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79" table:style-name="ce5">
            <text:p>579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0" table:style-name="ce5">
            <text:p>580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1" table:style-name="ce5">
            <text:p>581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53</text:p>
          </table:table-cell>
          <table:table-cell office:value-type="float" office:value="8" table:style-name="ce5">
            <text:p>8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2" table:style-name="ce5">
            <text:p>582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3" table:style-name="ce5">
            <text:p>583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7</text:p>
          </table:table-cell>
          <table:table-cell office:value-type="float" office:value="10" table:style-name="ce5">
            <text:p>10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4" table:style-name="ce5">
            <text:p>584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5" table:style-name="ce5">
            <text:p>585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62" table:style-name="ce5">
            <text:p>16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586" table:style-name="ce5">
            <text:p>586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87" table:style-name="ce5">
            <text:p>587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88" table:style-name="ce5">
            <text:p>588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89" table:style-name="ce5">
            <text:p>589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0" table:style-name="ce5">
            <text:p>590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1" table:style-name="ce5">
            <text:p>591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2" table:style-name="ce5">
            <text:p>592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3" table:style-name="ce5">
            <text:p>593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4" table:style-name="ce5">
            <text:p>594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5" table:style-name="ce5">
            <text:p>595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6" table:style-name="ce5">
            <text:p>596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7" table:style-name="ce5">
            <text:p>597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8" table:style-name="ce5">
            <text:p>598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599" table:style-name="ce5">
            <text:p>599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0" table:style-name="ce5">
            <text:p>600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1" table:style-name="ce5">
            <text:p>601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2" table:style-name="ce5">
            <text:p>602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3" table:style-name="ce5">
            <text:p>603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4" table:style-name="ce5">
            <text:p>604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5" table:style-name="ce5">
            <text:p>605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6" table:style-name="ce5">
            <text:p>606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8</text:p>
          </table:table-cell>
          <table:table-cell office:value-type="float" office:value="9" table:style-name="ce5">
            <text:p>9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7" table:style-name="ce5">
            <text:p>607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8" table:style-name="ce5">
            <text:p>608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3" table:style-name="ce5">
            <text:p>1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9" table:style-name="ce5">
            <text:p>609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0" table:style-name="ce5">
            <text:p>610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36</text:p>
          </table:table-cell>
          <table:table-cell office:value-type="float" office:value="7" table:style-name="ce5">
            <text:p>7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1" table:style-name="ce5">
            <text:p>611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17</text:p>
          </table:table-cell>
          <table:table-cell office:value-type="float" office:value="14" table:style-name="ce5">
            <text:p>1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2" table:style-name="ce5">
            <text:p>612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3" table:style-name="ce5">
            <text:p>613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4" table:style-name="ce5">
            <text:p>614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5" table:style-name="ce5">
            <text:p>615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6" table:style-name="ce5">
            <text:p>616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7" table:style-name="ce5">
            <text:p>617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8" table:style-name="ce5">
            <text:p>618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310" table:style-name="ce5">
            <text:p>31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9" table:style-name="ce5">
            <text:p>619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0" table:style-name="ce5">
            <text:p>620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1" table:style-name="ce5">
            <text:p>621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2" table:style-name="ce5">
            <text:p>622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3" table:style-name="ce5">
            <text:p>623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4" table:style-name="ce5">
            <text:p>624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8</text:p>
          </table:table-cell>
          <table:table-cell office:value-type="float" office:value="2" table:style-name="ce5">
            <text:p>2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5" table:style-name="ce5">
            <text:p>625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6" table:style-name="ce5">
            <text:p>626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7" table:style-name="ce5">
            <text:p>627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8" table:style-name="ce5">
            <text:p>628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20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29" table:style-name="ce5">
            <text:p>629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0" table:style-name="ce5">
            <text:p>630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1" table:style-name="ce5">
            <text:p>631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2" table:style-name="ce5">
            <text:p>632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3" table:style-name="ce5">
            <text:p>633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4" table:style-name="ce5">
            <text:p>634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7</text:p>
          </table:table-cell>
          <table:table-cell office:value-type="float" office:value="1" table:style-name="ce5">
            <text:p>1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5" table:style-name="ce5">
            <text:p>635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6" table:style-name="ce5">
            <text:p>636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</text:p>
          </table:table-cell>
          <table:table-cell office:value-type="float" office:value="1" table:style-name="ce5">
            <text:p>1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7" table:style-name="ce5">
            <text:p>637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8" table:style-name="ce5">
            <text:p>638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39" table:style-name="ce5">
            <text:p>639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52</text:p>
          </table:table-cell>
          <table:table-cell office:value-type="float" office:value="9" table:style-name="ce5">
            <text:p>9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0" table:style-name="ce5">
            <text:p>640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80" table:style-name="ce5">
            <text:p>38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1" table:style-name="ce5">
            <text:p>641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2" table:style-name="ce5">
            <text:p>642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1</text:p>
          </table:table-cell>
          <table:table-cell office:value-type="float" office:value="9" table:style-name="ce5">
            <text:p>9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3" table:style-name="ce5">
            <text:p>643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" table:style-name="ce5">
            <text:p>1</text:p>
          </table:table-cell>
          <table:table-cell office:value-type="float" office:value="335" table:style-name="ce5">
            <text:p>33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4" table:style-name="ce5">
            <text:p>644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5" table:style-name="ce5">
            <text:p>645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6" table:style-name="ce5">
            <text:p>646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7" table:style-name="ce5">
            <text:p>647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8" table:style-name="ce5">
            <text:p>648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9" table:style-name="ce5">
            <text:p>649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50" table:style-name="ce5">
            <text:p>650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0</text:p>
          </table:table-cell>
          <table:table-cell office:value-type="float" office:value="8" table:style-name="ce5">
            <text:p>8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51" table:style-name="ce5">
            <text:p>651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415" table:style-name="ce5">
            <text:p>4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2" table:style-name="ce5">
            <text:p>652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3" table:style-name="ce5">
            <text:p>653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4" table:style-name="ce5">
            <text:p>654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5" table:style-name="ce5">
            <text:p>655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1</text:p>
          </table:table-cell>
          <table:table-cell office:value-type="float" office:value="4" table:style-name="ce5">
            <text:p>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6" table:style-name="ce5">
            <text:p>656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7" table:style-name="ce5">
            <text:p>657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8" table:style-name="ce5">
            <text:p>658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59" table:style-name="ce5">
            <text:p>659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0" table:style-name="ce5">
            <text:p>660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1" table:style-name="ce5">
            <text:p>661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2" table:style-name="ce5">
            <text:p>662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3" table:style-name="ce5">
            <text:p>663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4" table:style-name="ce5">
            <text:p>664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5" table:style-name="ce5">
            <text:p>665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6" table:style-name="ce5">
            <text:p>666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7" table:style-name="ce5">
            <text:p>667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8" table:style-name="ce5">
            <text:p>668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15</text:p>
          </table:table-cell>
          <table:table-cell office:value-type="float" office:value="14" table:style-name="ce5">
            <text:p>14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69" table:style-name="ce5">
            <text:p>669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0" table:style-name="ce5">
            <text:p>670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1" table:style-name="ce5">
            <text:p>671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2" table:style-name="ce5">
            <text:p>672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3" table:style-name="ce5">
            <text:p>673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4" table:style-name="ce5">
            <text:p>674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5" table:style-name="ce5">
            <text:p>675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6" table:style-name="ce5">
            <text:p>676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7" table:style-name="ce5">
            <text:p>677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8" table:style-name="ce5">
            <text:p>678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79" table:style-name="ce5">
            <text:p>679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0" table:style-name="ce5">
            <text:p>680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16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1" table:style-name="ce5">
            <text:p>681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2" table:style-name="ce5">
            <text:p>682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3" table:style-name="ce5">
            <text:p>683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4" table:style-name="ce5">
            <text:p>684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2</text:p>
          </table:table-cell>
          <table:table-cell office:value-type="float" office:value="10" table:style-name="ce5">
            <text:p>10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5" table:style-name="ce5">
            <text:p>685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6" table:style-name="ce5">
            <text:p>686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7" table:style-name="ce5">
            <text:p>687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8" table:style-name="ce5">
            <text:p>688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89" table:style-name="ce5">
            <text:p>689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8</text:p>
          </table:table-cell>
          <table:table-cell office:value-type="float" office:value="13" table:style-name="ce5">
            <text:p>13</text:p>
          </table:table-cell>
          <table:table-cell office:value-type="float" office:value="326" table:style-name="ce5">
            <text:p>3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0" table:style-name="ce5">
            <text:p>690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1" table:style-name="ce5">
            <text:p>691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7</text:p>
          </table:table-cell>
          <table:table-cell office:value-type="float" office:value="11" table:style-name="ce5">
            <text:p>11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2" table:style-name="ce5">
            <text:p>692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54</text:p>
          </table:table-cell>
          <table:table-cell office:value-type="float" office:value="12" table:style-name="ce5">
            <text:p>12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3" table:style-name="ce5">
            <text:p>693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47</text:p>
          </table:table-cell>
          <table:table-cell office:value-type="float" office:value="3" table:style-name="ce5">
            <text:p>3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4" table:style-name="ce5">
            <text:p>694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5" table:style-name="ce5">
            <text:p>695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6" table:style-name="ce5">
            <text:p>696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32</text:p>
          </table:table-cell>
          <table:table-cell office:value-type="float" office:value="5" table:style-name="ce5">
            <text:p>5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7" table:style-name="ce5">
            <text:p>697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8" table:style-name="ce5">
            <text:p>698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9" table:style-name="ce5">
            <text:p>699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0" table:style-name="ce5">
            <text:p>700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8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1" table:style-name="ce5">
            <text:p>701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2" table:style-name="ce5">
            <text:p>702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3" table:style-name="ce5">
            <text:p>703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4" table:style-name="ce5">
            <text:p>704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5" table:style-name="ce5">
            <text:p>705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6" table:style-name="ce5">
            <text:p>706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63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7" table:style-name="ce5">
            <text:p>707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8" table:style-name="ce5">
            <text:p>708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9" table:style-name="ce5">
            <text:p>709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0" table:style-name="ce5">
            <text:p>710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1" table:style-name="ce5">
            <text:p>711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29</text:p>
          </table:table-cell>
          <table:table-cell office:value-type="float" office:value="2" table:style-name="ce5">
            <text:p>2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2" table:style-name="ce5">
            <text:p>712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4</text:p>
          </table:table-cell>
          <table:table-cell office:value-type="float" office:value="9" table:style-name="ce5">
            <text:p>9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3" table:style-name="ce5">
            <text:p>713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4" table:style-name="ce5">
            <text:p>714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5" table:style-name="ce5">
            <text:p>715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6" table:style-name="ce5">
            <text:p>716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7" table:style-name="ce5">
            <text:p>717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7</text:p>
          </table:table-cell>
          <table:table-cell office:value-type="float" office:value="3" table:style-name="ce5">
            <text:p>3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8" table:style-name="ce5">
            <text:p>718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9" table:style-name="ce5">
            <text:p>719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0" table:style-name="ce5">
            <text:p>720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1" table:style-name="ce5">
            <text:p>721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2" table:style-name="ce5">
            <text:p>722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3" table:style-name="ce5">
            <text:p>723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4" table:style-name="ce5">
            <text:p>724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5" table:style-name="ce5">
            <text:p>725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6" table:style-name="ce5">
            <text:p>726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7" table:style-name="ce5">
            <text:p>727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8" table:style-name="ce5">
            <text:p>728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4</text:p>
          </table:table-cell>
          <table:table-cell office:value-type="float" office:value="8" table:style-name="ce5">
            <text:p>8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29" table:style-name="ce5">
            <text:p>729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0" table:style-name="ce5">
            <text:p>730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1" table:style-name="ce5">
            <text:p>731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2" table:style-name="ce5">
            <text:p>732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3" table:style-name="ce5">
            <text:p>733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37</text:p>
          </table:table-cell>
          <table:table-cell office:value-type="float" office:value="14" table:style-name="ce5">
            <text:p>14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4" table:style-name="ce5">
            <text:p>734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5" table:style-name="ce5">
            <text:p>735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6" table:style-name="ce5">
            <text:p>736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7" table:style-name="ce5">
            <text:p>737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8" table:style-name="ce5">
            <text:p>738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39" table:style-name="ce5">
            <text:p>739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185" table:style-name="ce5">
            <text:p>1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0" table:style-name="ce5">
            <text:p>740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1" table:style-name="ce5">
            <text:p>741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2" table:style-name="ce5">
            <text:p>742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3" table:style-name="ce5">
            <text:p>743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4" table:style-name="ce5">
            <text:p>744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56</text:p>
          </table:table-cell>
          <table:table-cell office:value-type="float" office:value="5" table:style-name="ce5">
            <text:p>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5" table:style-name="ce5">
            <text:p>745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6" table:style-name="ce5">
            <text:p>746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7" table:style-name="ce5">
            <text:p>747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8" table:style-name="ce5">
            <text:p>748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4</text:p>
          </table:table-cell>
          <table:table-cell office:value-type="float" office:value="8" table:style-name="ce5">
            <text:p>8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49" table:style-name="ce5">
            <text:p>749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22</text:p>
          </table:table-cell>
          <table:table-cell office:value-type="float" office:value="8" table:style-name="ce5">
            <text:p>8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0" table:style-name="ce5">
            <text:p>750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1" table:style-name="ce5">
            <text:p>751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4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2" table:style-name="ce5">
            <text:p>752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3" table:style-name="ce5">
            <text:p>753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4" table:style-name="ce5">
            <text:p>754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5" table:style-name="ce5">
            <text:p>755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6" table:style-name="ce5">
            <text:p>756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7" table:style-name="ce5">
            <text:p>757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8" table:style-name="ce5">
            <text:p>758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59" table:style-name="ce5">
            <text:p>759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0" table:style-name="ce5">
            <text:p>760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45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1" table:style-name="ce5">
            <text:p>761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2" table:style-name="ce5">
            <text:p>762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3" table:style-name="ce5">
            <text:p>763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31</text:p>
          </table:table-cell>
          <table:table-cell office:value-type="float" office:value="8" table:style-name="ce5">
            <text:p>8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4" table:style-name="ce5">
            <text:p>764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9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5" table:style-name="ce5">
            <text:p>765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8</text:p>
          </table:table-cell>
          <table:table-cell office:value-type="float" office:value="3" table:style-name="ce5">
            <text:p>3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6" table:style-name="ce5">
            <text:p>766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7" table:style-name="ce5">
            <text:p>767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8" table:style-name="ce5">
            <text:p>768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60</text:p>
          </table:table-cell>
          <table:table-cell office:value-type="float" office:value="7" table:style-name="ce5">
            <text:p>7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69" table:style-name="ce5">
            <text:p>769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0" table:style-name="ce5">
            <text:p>770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1" table:style-name="ce5">
            <text:p>771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2" table:style-name="ce5">
            <text:p>772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6</text:p>
          </table:table-cell>
          <table:table-cell office:value-type="float" office:value="12" table:style-name="ce5">
            <text:p>12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3" table:style-name="ce5">
            <text:p>773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4" table:style-name="ce5">
            <text:p>774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5" table:style-name="ce5">
            <text:p>775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6" table:style-name="ce5">
            <text:p>776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7" table:style-name="ce5">
            <text:p>777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8" table:style-name="ce5">
            <text:p>778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79" table:style-name="ce5">
            <text:p>779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0" table:style-name="ce5">
            <text:p>780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1" table:style-name="ce5">
            <text:p>781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2" table:style-name="ce5">
            <text:p>782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3" table:style-name="ce5">
            <text:p>783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4" table:style-name="ce5">
            <text:p>784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5" table:style-name="ce5">
            <text:p>785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6" table:style-name="ce5">
            <text:p>786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7" table:style-name="ce5">
            <text:p>787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8" table:style-name="ce5">
            <text:p>788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89" table:style-name="ce5">
            <text:p>789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к клиенту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0" table:style-name="ce5">
            <text:p>790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1" table:style-name="ce5">
            <text:p>791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2" table:style-name="ce5">
            <text:p>792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3" table:style-name="ce5">
            <text:p>793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4" table:style-name="ce5">
            <text:p>794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37</text:p>
          </table:table-cell>
          <table:table-cell office:value-type="float" office:value="2" table:style-name="ce5">
            <text:p>2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5" table:style-name="ce5">
            <text:p>795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6" table:style-name="ce5">
            <text:p>796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7" table:style-name="ce5">
            <text:p>797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8" table:style-name="ce5">
            <text:p>798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99" table:style-name="ce5">
            <text:p>799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0" table:style-name="ce5">
            <text:p>800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1" table:style-name="ce5">
            <text:p>801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2" table:style-name="ce5">
            <text:p>802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3" table:style-name="ce5">
            <text:p>803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4" table:style-name="ce5">
            <text:p>804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5" table:style-name="ce5">
            <text:p>805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6" table:style-name="ce5">
            <text:p>806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7" table:style-name="ce5">
            <text:p>807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8" table:style-name="ce5">
            <text:p>808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</text:p>
          </table:table-cell>
          <table:table-cell office:value-type="float" office:value="7" table:style-name="ce5">
            <text:p>7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09" table:style-name="ce5">
            <text:p>809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0" table:style-name="ce5">
            <text:p>810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6</text:p>
          </table:table-cell>
          <table:table-cell office:value-type="float" office:value="2" table:style-name="ce5">
            <text:p>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1" table:style-name="ce5">
            <text:p>811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2" table:style-name="ce5">
            <text:p>812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3" table:style-name="ce5">
            <text:p>813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4" table:style-name="ce5">
            <text:p>814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5" table:style-name="ce5">
            <text:p>815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6" table:style-name="ce5">
            <text:p>816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7" table:style-name="ce5">
            <text:p>817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8" table:style-name="ce5">
            <text:p>818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19" table:style-name="ce5">
            <text:p>819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0" table:style-name="ce5">
            <text:p>820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50</text:p>
          </table:table-cell>
          <table:table-cell office:value-type="float" office:value="6" table:style-name="ce5">
            <text:p>6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1" table:style-name="ce5">
            <text:p>821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2" table:style-name="ce5">
            <text:p>822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3" table:style-name="ce5">
            <text:p>823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4" table:style-name="ce5">
            <text:p>824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5" table:style-name="ce5">
            <text:p>825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16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6" table:style-name="ce5">
            <text:p>826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7" table:style-name="ce5">
            <text:p>827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24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8" table:style-name="ce5">
            <text:p>828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29" table:style-name="ce5">
            <text:p>829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0" table:style-name="ce5">
            <text:p>830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9</text:p>
          </table:table-cell>
          <table:table-cell office:value-type="float" office:value="8" table:style-name="ce5">
            <text:p>8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1" table:style-name="ce5">
            <text:p>831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2" table:style-name="ce5">
            <text:p>832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3" table:style-name="ce5">
            <text:p>833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4" table:style-name="ce5">
            <text:p>834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3</text:p>
          </table:table-cell>
          <table:table-cell office:value-type="float" office:value="9" table:style-name="ce5">
            <text:p>9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5" table:style-name="ce5">
            <text:p>835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</text:p>
          </table:table-cell>
          <table:table-cell office:value-type="float" office:value="2" table:style-name="ce5">
            <text:p>2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6" table:style-name="ce5">
            <text:p>836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7" table:style-name="ce5">
            <text:p>837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41</text:p>
          </table:table-cell>
          <table:table-cell office:value-type="float" office:value="6" table:style-name="ce5">
            <text:p>6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8" table:style-name="ce5">
            <text:p>838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9" table:style-name="ce5">
            <text:p>839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0" table:style-name="ce5">
            <text:p>840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1" table:style-name="ce5">
            <text:p>841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2" table:style-name="ce5">
            <text:p>842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3" table:style-name="ce5">
            <text:p>843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7</text:p>
          </table:table-cell>
          <table:table-cell office:value-type="float" office:value="4" table:style-name="ce5">
            <text:p>4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4" table:style-name="ce5">
            <text:p>844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5" table:style-name="ce5">
            <text:p>845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6" table:style-name="ce5">
            <text:p>846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7" table:style-name="ce5">
            <text:p>847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8" table:style-name="ce5">
            <text:p>848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49" table:style-name="ce5">
            <text:p>849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27" table:style-name="ce5">
            <text:p>4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0" table:style-name="ce5">
            <text:p>850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1" table:style-name="ce5">
            <text:p>851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2" table:style-name="ce5">
            <text:p>852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3" table:style-name="ce5">
            <text:p>853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4" table:style-name="ce5">
            <text:p>854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5" table:style-name="ce5">
            <text:p>855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6" table:style-name="ce5">
            <text:p>856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7" table:style-name="ce5">
            <text:p>857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42</text:p>
          </table:table-cell>
          <table:table-cell office:value-type="float" office:value="5" table:style-name="ce5">
            <text:p>5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8" table:style-name="ce5">
            <text:p>858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59" table:style-name="ce5">
            <text:p>859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0" table:style-name="ce5">
            <text:p>860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13</text:p>
          </table:table-cell>
          <table:table-cell office:value-type="float" office:value="15" table:style-name="ce5">
            <text:p>1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1" table:style-name="ce5">
            <text:p>861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2" table:style-name="ce5">
            <text:p>862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0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3" table:style-name="ce5">
            <text:p>863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4" table:style-name="ce5">
            <text:p>864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5" table:style-name="ce5">
            <text:p>865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6" table:style-name="ce5">
            <text:p>866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25</text:p>
          </table:table-cell>
          <table:table-cell office:value-type="float" office:value="3" table:style-name="ce5">
            <text:p>3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7" table:style-name="ce5">
            <text:p>867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8" table:style-name="ce5">
            <text:p>868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9" table:style-name="ce5">
            <text:p>869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0" table:style-name="ce5">
            <text:p>870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</text:p>
          </table:table-cell>
          <table:table-cell office:value-type="float" office:value="15" table:style-name="ce5">
            <text:p>1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1" table:style-name="ce5">
            <text:p>871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2" table:style-name="ce5">
            <text:p>872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3" table:style-name="ce5">
            <text:p>873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4" table:style-name="ce5">
            <text:p>874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6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5" table:style-name="ce5">
            <text:p>875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6" table:style-name="ce5">
            <text:p>876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7" table:style-name="ce5">
            <text:p>877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33</text:p>
          </table:table-cell>
          <table:table-cell office:value-type="float" office:value="15" table:style-name="ce5">
            <text:p>1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8" table:style-name="ce5">
            <text:p>878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9" table:style-name="ce5">
            <text:p>879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0" table:style-name="ce5">
            <text:p>880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1" table:style-name="ce5">
            <text:p>881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2" table:style-name="ce5">
            <text:p>882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3" table:style-name="ce5">
            <text:p>883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4" table:style-name="ce5">
            <text:p>884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5" table:style-name="ce5">
            <text:p>885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6" table:style-name="ce5">
            <text:p>886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7" table:style-name="ce5">
            <text:p>887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8" table:style-name="ce5">
            <text:p>888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89" table:style-name="ce5">
            <text:p>889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0" table:style-name="ce5">
            <text:p>890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1" table:style-name="ce5">
            <text:p>891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16</text:p>
          </table:table-cell>
          <table:table-cell office:value-type="float" office:value="13" table:style-name="ce5">
            <text:p>13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2" table:style-name="ce5">
            <text:p>892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3" table:style-name="ce5">
            <text:p>893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4" table:style-name="ce5">
            <text:p>894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8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5" table:style-name="ce5">
            <text:p>895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6" table:style-name="ce5">
            <text:p>896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36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7" table:style-name="ce5">
            <text:p>897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8" table:style-name="ce5">
            <text:p>898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99" table:style-name="ce5">
            <text:p>899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3</text:p>
          </table:table-cell>
          <table:table-cell office:value-type="float" office:value="3" table:style-name="ce5">
            <text:p>3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0" table:style-name="ce5">
            <text:p>900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1" table:style-name="ce5">
            <text:p>901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1</text:p>
          </table:table-cell>
          <table:table-cell office:value-type="float" office:value="13" table:style-name="ce5">
            <text:p>1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2" table:style-name="ce5">
            <text:p>902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3" table:style-name="ce5">
            <text:p>903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4" table:style-name="ce5">
            <text:p>904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19</text:p>
          </table:table-cell>
          <table:table-cell office:value-type="float" office:value="8" table:style-name="ce5">
            <text:p>8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5" table:style-name="ce5">
            <text:p>905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6" table:style-name="ce5">
            <text:p>906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7" table:style-name="ce5">
            <text:p>907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42</text:p>
          </table:table-cell>
          <table:table-cell office:value-type="float" office:value="11" table:style-name="ce5">
            <text:p>11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8" table:style-name="ce5">
            <text:p>908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9" table:style-name="ce5">
            <text:p>909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0" table:style-name="ce5">
            <text:p>910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1" table:style-name="ce5">
            <text:p>911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5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2" table:style-name="ce5">
            <text:p>912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3" table:style-name="ce5">
            <text:p>913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4" table:style-name="ce5">
            <text:p>914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5" table:style-name="ce5">
            <text:p>915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6" table:style-name="ce5">
            <text:p>916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7" table:style-name="ce5">
            <text:p>917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8" table:style-name="ce5">
            <text:p>918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19" table:style-name="ce5">
            <text:p>919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0" table:style-name="ce5">
            <text:p>920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1" table:style-name="ce5">
            <text:p>921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2" table:style-name="ce5">
            <text:p>922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3" table:style-name="ce5">
            <text:p>923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35</text:p>
          </table:table-cell>
          <table:table-cell office:value-type="float" office:value="4" table:style-name="ce5">
            <text:p>4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4" table:style-name="ce5">
            <text:p>924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5" table:style-name="ce5">
            <text:p>925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6" table:style-name="ce5">
            <text:p>926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7" table:style-name="ce5">
            <text:p>927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11</text:p>
          </table:table-cell>
          <table:table-cell office:value-type="float" office:value="5" table:style-name="ce5">
            <text:p>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8" table:style-name="ce5">
            <text:p>928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43</text:p>
          </table:table-cell>
          <table:table-cell office:value-type="float" office:value="1" table:style-name="ce5">
            <text:p>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29" table:style-name="ce5">
            <text:p>929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0" table:style-name="ce5">
            <text:p>930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1" table:style-name="ce5">
            <text:p>931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2" table:style-name="ce5">
            <text:p>932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4</text:p>
          </table:table-cell>
          <table:table-cell office:value-type="float" office:value="2" table:style-name="ce5">
            <text:p>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3" table:style-name="ce5">
            <text:p>933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4" table:style-name="ce5">
            <text:p>934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5" table:style-name="ce5">
            <text:p>935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23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6" table:style-name="ce5">
            <text:p>936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7" table:style-name="ce5">
            <text:p>937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5</text:p>
          </table:table-cell>
          <table:table-cell office:value-type="float" office:value="12" table:style-name="ce5">
            <text:p>12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8" table:style-name="ce5">
            <text:p>938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11</text:p>
          </table:table-cell>
          <table:table-cell office:value-type="float" office:value="6" table:style-name="ce5">
            <text:p>6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39" table:style-name="ce5">
            <text:p>939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0" table:style-name="ce5">
            <text:p>940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1" table:style-name="ce5">
            <text:p>941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</text:p>
          </table:table-cell>
          <table:table-cell office:value-type="float" office:value="15" table:style-name="ce5">
            <text:p>15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2" table:style-name="ce5">
            <text:p>942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3" table:style-name="ce5">
            <text:p>943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4" table:style-name="ce5">
            <text:p>944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5" table:style-name="ce5">
            <text:p>945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6" table:style-name="ce5">
            <text:p>946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7" table:style-name="ce5">
            <text:p>947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8" table:style-name="ce5">
            <text:p>948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24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9" table:style-name="ce5">
            <text:p>949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0" table:style-name="ce5">
            <text:p>950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62</text:p>
          </table:table-cell>
          <table:table-cell office:value-type="float" office:value="12" table:style-name="ce5">
            <text:p>12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1" table:style-name="ce5">
            <text:p>951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2" table:style-name="ce5">
            <text:p>952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3" table:style-name="ce5">
            <text:p>953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79" table:style-name="ce5">
            <text:p>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4" table:style-name="ce5">
            <text:p>954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5" table:style-name="ce5">
            <text:p>955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6" table:style-name="ce5">
            <text:p>956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7" table:style-name="ce5">
            <text:p>957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8" table:style-name="ce5">
            <text:p>958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9" table:style-name="ce5">
            <text:p>959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51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0" table:style-name="ce5">
            <text:p>960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1" table:style-name="ce5">
            <text:p>961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2" table:style-name="ce5">
            <text:p>962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3" table:style-name="ce5">
            <text:p>963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4" table:style-name="ce5">
            <text:p>964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5" table:style-name="ce5">
            <text:p>965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44</text:p>
          </table:table-cell>
          <table:table-cell office:value-type="float" office:value="6" table:style-name="ce5">
            <text:p>6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6" table:style-name="ce5">
            <text:p>966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7" table:style-name="ce5">
            <text:p>967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8" table:style-name="ce5">
            <text:p>968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69" table:style-name="ce5">
            <text:p>969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0" table:style-name="ce5">
            <text:p>970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1" table:style-name="ce5">
            <text:p>971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6</text:p>
          </table:table-cell>
          <table:table-cell office:value-type="float" office:value="4" table:style-name="ce5">
            <text:p>4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2" table:style-name="ce5">
            <text:p>972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3" table:style-name="ce5">
            <text:p>973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4" table:style-name="ce5">
            <text:p>974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5" table:style-name="ce5">
            <text:p>975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61</text:p>
          </table:table-cell>
          <table:table-cell office:value-type="float" office:value="9" table:style-name="ce5">
            <text:p>9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6" table:style-name="ce5">
            <text:p>976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35</text:p>
          </table:table-cell>
          <table:table-cell office:value-type="float" office:value="7" table:style-name="ce5">
            <text:p>7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7" table:style-name="ce5">
            <text:p>977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8" table:style-name="ce5">
            <text:p>978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79" table:style-name="ce5">
            <text:p>979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2" table:style-name="ce5">
            <text:p>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0" table:style-name="ce5">
            <text:p>980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11</text:p>
          </table:table-cell>
          <table:table-cell office:value-type="float" office:value="13" table:style-name="ce5">
            <text:p>13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1" table:style-name="ce5">
            <text:p>981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2" table:style-name="ce5">
            <text:p>982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3" table:style-name="ce5">
            <text:p>983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58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4" table:style-name="ce5">
            <text:p>984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21</text:p>
          </table:table-cell>
          <table:table-cell office:value-type="float" office:value="13" table:style-name="ce5">
            <text:p>13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5" table:style-name="ce5">
            <text:p>985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6" table:style-name="ce5">
            <text:p>986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7" table:style-name="ce5">
            <text:p>987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8" table:style-name="ce5">
            <text:p>988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89" table:style-name="ce5">
            <text:p>989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0" table:style-name="ce5">
            <text:p>990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1" table:style-name="ce5">
            <text:p>991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8</text:p>
          </table:table-cell>
          <table:table-cell office:value-type="float" office:value="15" table:style-name="ce5">
            <text:p>15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2" table:style-name="ce5">
            <text:p>992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3" table:style-name="ce5">
            <text:p>993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4" table:style-name="ce5">
            <text:p>994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5" table:style-name="ce5">
            <text:p>995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6" table:style-name="ce5">
            <text:p>996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7" table:style-name="ce5">
            <text:p>997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8" table:style-name="ce5">
            <text:p>998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99" table:style-name="ce5">
            <text:p>999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0" table:style-name="ce5">
            <text:p>1000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1" table:style-name="ce5">
            <text:p>1001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2" table:style-name="ce5">
            <text:p>1002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3" table:style-name="ce5">
            <text:p>1003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4" table:style-name="ce5">
            <text:p>1004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5" table:style-name="ce5">
            <text:p>1005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6" table:style-name="ce5">
            <text:p>1006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7" table:style-name="ce5">
            <text:p>1007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8" table:style-name="ce5">
            <text:p>1008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09" table:style-name="ce5">
            <text:p>1009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0" table:style-name="ce5">
            <text:p>1010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55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1" table:style-name="ce5">
            <text:p>1011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2" table:style-name="ce5">
            <text:p>1012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3" table:style-name="ce5">
            <text:p>1013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4" table:style-name="ce5">
            <text:p>1014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5" table:style-name="ce5">
            <text:p>1015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6" table:style-name="ce5">
            <text:p>1016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7" table:style-name="ce5">
            <text:p>1017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8" table:style-name="ce5">
            <text:p>1018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9" table:style-name="ce5">
            <text:p>1019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0" table:style-name="ce5">
            <text:p>1020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13</text:p>
          </table:table-cell>
          <table:table-cell office:value-type="float" office:value="7" table:style-name="ce5">
            <text:p>7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1" table:style-name="ce5">
            <text:p>1021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29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2" table:style-name="ce5">
            <text:p>1022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4</text:p>
          </table:table-cell>
          <table:table-cell office:value-type="float" office:value="13" table:style-name="ce5">
            <text:p>13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3" table:style-name="ce5">
            <text:p>1023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</text:p>
          </table:table-cell>
          <table:table-cell office:value-type="float" office:value="13" table:style-name="ce5">
            <text:p>13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4" table:style-name="ce5">
            <text:p>1024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5" table:style-name="ce5">
            <text:p>1025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6" table:style-name="ce5">
            <text:p>1026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28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7" table:style-name="ce5">
            <text:p>1027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8" table:style-name="ce5">
            <text:p>1028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29" table:style-name="ce5">
            <text:p>1029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0" table:style-name="ce5">
            <text:p>1030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4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1" table:style-name="ce5">
            <text:p>1031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2" table:style-name="ce5">
            <text:p>1032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3" table:style-name="ce5">
            <text:p>1033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4" table:style-name="ce5">
            <text:p>1034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3</text:p>
          </table:table-cell>
          <table:table-cell office:value-type="float" office:value="1" table:style-name="ce5">
            <text:p>1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5" table:style-name="ce5">
            <text:p>1035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6" table:style-name="ce5">
            <text:p>1036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7" table:style-name="ce5">
            <text:p>1037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1</text:p>
          </table:table-cell>
          <table:table-cell office:value-type="float" office:value="9" table:style-name="ce5">
            <text:p>9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8" table:style-name="ce5">
            <text:p>1038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39" table:style-name="ce5">
            <text:p>1039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0" table:style-name="ce5">
            <text:p>1040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1" table:style-name="ce5">
            <text:p>1041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2" table:style-name="ce5">
            <text:p>1042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3" table:style-name="ce5">
            <text:p>1043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4" table:style-name="ce5">
            <text:p>1044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5" table:style-name="ce5">
            <text:p>1045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6" table:style-name="ce5">
            <text:p>1046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7" table:style-name="ce5">
            <text:p>1047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8" table:style-name="ce5">
            <text:p>1048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137" table:style-name="ce5">
            <text:p>1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49" table:style-name="ce5">
            <text:p>1049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0" table:style-name="ce5">
            <text:p>1050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1" table:style-name="ce5">
            <text:p>1051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2" table:style-name="ce5">
            <text:p>1052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3" table:style-name="ce5">
            <text:p>1053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4" table:style-name="ce5">
            <text:p>1054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5" table:style-name="ce5">
            <text:p>1055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39</text:p>
          </table:table-cell>
          <table:table-cell office:value-type="float" office:value="9" table:style-name="ce5">
            <text:p>9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6" table:style-name="ce5">
            <text:p>1056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7" table:style-name="ce5">
            <text:p>1057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3</text:p>
          </table:table-cell>
          <table:table-cell office:value-type="float" office:value="12" table:style-name="ce5">
            <text:p>12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8" table:style-name="ce5">
            <text:p>1058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59" table:style-name="ce5">
            <text:p>1059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0" table:style-name="ce5">
            <text:p>1060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1" table:style-name="ce5">
            <text:p>1061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35</text:p>
          </table:table-cell>
          <table:table-cell office:value-type="float" office:value="11" table:style-name="ce5">
            <text:p>1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2" table:style-name="ce5">
            <text:p>1062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3" table:style-name="ce5">
            <text:p>1063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440" table:style-name="ce5">
            <text:p>4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4" table:style-name="ce5">
            <text:p>1064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5" table:style-name="ce5">
            <text:p>1065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6" table:style-name="ce5">
            <text:p>1066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49</text:p>
          </table:table-cell>
          <table:table-cell office:value-type="float" office:value="14" table:style-name="ce5">
            <text:p>14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7" table:style-name="ce5">
            <text:p>1067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8" table:style-name="ce5">
            <text:p>1068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69" table:style-name="ce5">
            <text:p>1069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0" table:style-name="ce5">
            <text:p>1070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1" table:style-name="ce5">
            <text:p>1071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34</text:p>
          </table:table-cell>
          <table:table-cell office:value-type="float" office:value="7" table:style-name="ce5">
            <text:p>7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2" table:style-name="ce5">
            <text:p>1072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56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3" table:style-name="ce5">
            <text:p>1073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4" table:style-name="ce5">
            <text:p>1074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5" table:style-name="ce5">
            <text:p>1075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6" table:style-name="ce5">
            <text:p>1076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7" table:style-name="ce5">
            <text:p>1077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8" table:style-name="ce5">
            <text:p>1078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54</text:p>
          </table:table-cell>
          <table:table-cell office:value-type="float" office:value="15" table:style-name="ce5">
            <text:p>1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9" table:style-name="ce5">
            <text:p>1079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0" table:style-name="ce5">
            <text:p>1080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23</text:p>
          </table:table-cell>
          <table:table-cell office:value-type="float" office:value="8" table:style-name="ce5">
            <text:p>8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1" table:style-name="ce5">
            <text:p>1081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2" table:style-name="ce5">
            <text:p>1082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3" table:style-name="ce5">
            <text:p>1083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4" table:style-name="ce5">
            <text:p>1084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5" table:style-name="ce5">
            <text:p>1085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6" table:style-name="ce5">
            <text:p>1086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7" table:style-name="ce5">
            <text:p>1087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8" table:style-name="ce5">
            <text:p>1088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89" table:style-name="ce5">
            <text:p>1089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0" table:style-name="ce5">
            <text:p>1090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1" table:style-name="ce5">
            <text:p>1091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2" table:style-name="ce5">
            <text:p>1092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3" table:style-name="ce5">
            <text:p>1093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4" table:style-name="ce5">
            <text:p>1094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2" table:style-name="ce5">
            <text:p>1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5" table:style-name="ce5">
            <text:p>1095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6" table:style-name="ce5">
            <text:p>1096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63</text:p>
          </table:table-cell>
          <table:table-cell office:value-type="float" office:value="7" table:style-name="ce5">
            <text:p>7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7" table:style-name="ce5">
            <text:p>1097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8" table:style-name="ce5">
            <text:p>1098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99" table:style-name="ce5">
            <text:p>1099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0" table:style-name="ce5">
            <text:p>1100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1" table:style-name="ce5">
            <text:p>1101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2" table:style-name="ce5">
            <text:p>1102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3" table:style-name="ce5">
            <text:p>1103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4" table:style-name="ce5">
            <text:p>1104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5" table:style-name="ce5">
            <text:p>1105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6" table:style-name="ce5">
            <text:p>1106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7" table:style-name="ce5">
            <text:p>1107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8" table:style-name="ce5">
            <text:p>1108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09" table:style-name="ce5">
            <text:p>1109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0" table:style-name="ce5">
            <text:p>1110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1" table:style-name="ce5">
            <text:p>1111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</text:p>
          </table:table-cell>
          <table:table-cell office:value-type="float" office:value="9" table:style-name="ce5">
            <text:p>9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2" table:style-name="ce5">
            <text:p>1112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3" table:style-name="ce5">
            <text:p>1113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4" table:style-name="ce5">
            <text:p>1114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5" table:style-name="ce5">
            <text:p>1115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6" table:style-name="ce5">
            <text:p>1116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5</text:p>
          </table:table-cell>
          <table:table-cell office:value-type="float" office:value="8" table:style-name="ce5">
            <text:p>8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7" table:style-name="ce5">
            <text:p>1117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8" table:style-name="ce5">
            <text:p>1118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9" table:style-name="ce5">
            <text:p>1119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51</text:p>
          </table:table-cell>
          <table:table-cell office:value-type="float" office:value="9" table:style-name="ce5">
            <text:p>9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0" table:style-name="ce5">
            <text:p>1120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1" table:style-name="ce5">
            <text:p>1121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5</text:p>
          </table:table-cell>
          <table:table-cell office:value-type="float" office:value="4" table:style-name="ce5">
            <text:p>4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2" table:style-name="ce5">
            <text:p>1122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3" table:style-name="ce5">
            <text:p>1123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6</text:p>
          </table:table-cell>
          <table:table-cell office:value-type="float" office:value="2" table:style-name="ce5">
            <text:p>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4" table:style-name="ce5">
            <text:p>1124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5" table:style-name="ce5">
            <text:p>1125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6" table:style-name="ce5">
            <text:p>1126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7" table:style-name="ce5">
            <text:p>1127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0</text:p>
          </table:table-cell>
          <table:table-cell office:value-type="float" office:value="10" table:style-name="ce5">
            <text:p>10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8" table:style-name="ce5">
            <text:p>1128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29" table:style-name="ce5">
            <text:p>1129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0" table:style-name="ce5">
            <text:p>1130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1" table:style-name="ce5">
            <text:p>1131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2" table:style-name="ce5">
            <text:p>1132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3" table:style-name="ce5">
            <text:p>1133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4" table:style-name="ce5">
            <text:p>1134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5" table:style-name="ce5">
            <text:p>1135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6" table:style-name="ce5">
            <text:p>1136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51</text:p>
          </table:table-cell>
          <table:table-cell office:value-type="float" office:value="10" table:style-name="ce5">
            <text:p>10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7" table:style-name="ce5">
            <text:p>1137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8" table:style-name="ce5">
            <text:p>1138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8</text:p>
          </table:table-cell>
          <table:table-cell office:value-type="float" office:value="14" table:style-name="ce5">
            <text:p>14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39" table:style-name="ce5">
            <text:p>1139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2</text:p>
          </table:table-cell>
          <table:table-cell office:value-type="float" office:value="12" table:style-name="ce5">
            <text:p>1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0" table:style-name="ce5">
            <text:p>1140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1" table:style-name="ce5">
            <text:p>1141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2" table:style-name="ce5">
            <text:p>1142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3" table:style-name="ce5">
            <text:p>1143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4" table:style-name="ce5">
            <text:p>1144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5" table:style-name="ce5">
            <text:p>1145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6" table:style-name="ce5">
            <text:p>1146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7" table:style-name="ce5">
            <text:p>1147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8" table:style-name="ce5">
            <text:p>1148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49" table:style-name="ce5">
            <text:p>1149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0" table:style-name="ce5">
            <text:p>1150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52</text:p>
          </table:table-cell>
          <table:table-cell office:value-type="float" office:value="14" table:style-name="ce5">
            <text:p>14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1" table:style-name="ce5">
            <text:p>1151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2" table:style-name="ce5">
            <text:p>1152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3" table:style-name="ce5">
            <text:p>1153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4" table:style-name="ce5">
            <text:p>1154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5" table:style-name="ce5">
            <text:p>1155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6" table:style-name="ce5">
            <text:p>1156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7" table:style-name="ce5">
            <text:p>1157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5</text:p>
          </table:table-cell>
          <table:table-cell office:value-type="float" office:value="9" table:style-name="ce5">
            <text:p>9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8" table:style-name="ce5">
            <text:p>1158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27</text:p>
          </table:table-cell>
          <table:table-cell office:value-type="float" office:value="10" table:style-name="ce5">
            <text:p>10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9" table:style-name="ce5">
            <text:p>1159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3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0" table:style-name="ce5">
            <text:p>1160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1" table:style-name="ce5">
            <text:p>1161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14</text:p>
          </table:table-cell>
          <table:table-cell office:value-type="float" office:value="7" table:style-name="ce5">
            <text:p>7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2" table:style-name="ce5">
            <text:p>1162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3" table:style-name="ce5">
            <text:p>1163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4" table:style-name="ce5">
            <text:p>1164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5" table:style-name="ce5">
            <text:p>1165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6" table:style-name="ce5">
            <text:p>1166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7" table:style-name="ce5">
            <text:p>1167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8" table:style-name="ce5">
            <text:p>1168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9" table:style-name="ce5">
            <text:p>1169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70" table:style-name="ce5">
            <text:p>1170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71" table:style-name="ce5">
            <text:p>1171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2" table:style-name="ce5">
            <text:p>1172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3" table:style-name="ce5">
            <text:p>1173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0" table:style-name="ce5">
            <text:p>10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4" table:style-name="ce5">
            <text:p>1174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5" table:style-name="ce5">
            <text:p>1175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6" table:style-name="ce5">
            <text:p>1176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33</text:p>
          </table:table-cell>
          <table:table-cell office:value-type="float" office:value="3" table:style-name="ce5">
            <text:p>3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7" table:style-name="ce5">
            <text:p>1177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8" table:style-name="ce5">
            <text:p>1178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79" table:style-name="ce5">
            <text:p>1179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0" table:style-name="ce5">
            <text:p>1180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1" table:style-name="ce5">
            <text:p>1181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49</text:p>
          </table:table-cell>
          <table:table-cell office:value-type="float" office:value="5" table:style-name="ce5">
            <text:p>5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2" table:style-name="ce5">
            <text:p>1182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3" table:style-name="ce5">
            <text:p>1183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9</text:p>
          </table:table-cell>
          <table:table-cell office:value-type="float" office:value="5" table:style-name="ce5">
            <text:p>5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1184" table:style-name="ce5">
            <text:p>1184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1</text:p>
          </table:table-cell>
          <table:table-cell office:value-type="float" office:value="9" table:style-name="ce5">
            <text:p>9</text:p>
          </table:table-cell>
          <table:table-cell office:value-type="float" office:value="365" table:style-name="ce5">
            <text:p>365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>
          <table:table-cell office:value-type="float" office:value="1185" table:style-name="ce5">
            <text:p>1185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6" table:style-name="ce5">
            <text:p>1186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7" table:style-name="ce5">
            <text:p>1187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8" table:style-name="ce5">
            <text:p>1188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9" table:style-name="ce5">
            <text:p>1189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0" table:style-name="ce5">
            <text:p>1190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1" table:style-name="ce5">
            <text:p>1191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2" table:style-name="ce5">
            <text:p>1192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3" table:style-name="ce5">
            <text:p>1193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4" table:style-name="ce5">
            <text:p>1194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5</text:p>
          </table:table-cell>
          <table:table-cell office:value-type="float" office:value="1" table:style-name="ce5">
            <text:p>1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5" table:style-name="ce5">
            <text:p>1195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6" table:style-name="ce5">
            <text:p>1196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7" table:style-name="ce5">
            <text:p>1197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8" table:style-name="ce5">
            <text:p>1198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99" table:style-name="ce5">
            <text:p>1199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8</text:p>
          </table:table-cell>
          <table:table-cell office:value-type="float" office:value="7" table:style-name="ce5">
            <text:p>7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0" table:style-name="ce5">
            <text:p>1200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1" table:style-name="ce5">
            <text:p>1201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2" table:style-name="ce5">
            <text:p>1202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3" table:style-name="ce5">
            <text:p>1203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42</text:p>
          </table:table-cell>
          <table:table-cell office:value-type="float" office:value="13" table:style-name="ce5">
            <text:p>13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4" table:style-name="ce5">
            <text:p>1204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5" table:style-name="ce5">
            <text:p>1205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304" table:style-name="ce5">
            <text:p>3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6" table:style-name="ce5">
            <text:p>1206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56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7" table:style-name="ce5">
            <text:p>1207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8" table:style-name="ce5">
            <text:p>1208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09" table:style-name="ce5">
            <text:p>1209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0" table:style-name="ce5">
            <text:p>1210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1" table:style-name="ce5">
            <text:p>1211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2" table:style-name="ce5">
            <text:p>1212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3" table:style-name="ce5">
            <text:p>1213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4" table:style-name="ce5">
            <text:p>1214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5" table:style-name="ce5">
            <text:p>1215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3</text:p>
          </table:table-cell>
          <table:table-cell office:value-type="float" office:value="4" table:style-name="ce5">
            <text:p>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6" table:style-name="ce5">
            <text:p>1216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7" table:style-name="ce5">
            <text:p>1217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8" table:style-name="ce5">
            <text:p>1218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9" table:style-name="ce5">
            <text:p>1219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0" table:style-name="ce5">
            <text:p>1220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9</text:p>
          </table:table-cell>
          <table:table-cell office:value-type="float" office:value="2" table:style-name="ce5">
            <text:p>2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1" table:style-name="ce5">
            <text:p>1221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2" table:style-name="ce5">
            <text:p>1222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3" table:style-name="ce5">
            <text:p>1223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</text:p>
          </table:table-cell>
          <table:table-cell office:value-type="float" office:value="11" table:style-name="ce5">
            <text:p>11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4" table:style-name="ce5">
            <text:p>1224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18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5" table:style-name="ce5">
            <text:p>1225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6" table:style-name="ce5">
            <text:p>1226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7" table:style-name="ce5">
            <text:p>1227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8" table:style-name="ce5">
            <text:p>1228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29" table:style-name="ce5">
            <text:p>1229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0" table:style-name="ce5">
            <text:p>1230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1" table:style-name="ce5">
            <text:p>1231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2" table:style-name="ce5">
            <text:p>1232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3" table:style-name="ce5">
            <text:p>1233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4" table:style-name="ce5">
            <text:p>1234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2</text:p>
          </table:table-cell>
          <table:table-cell office:value-type="float" office:value="8" table:style-name="ce5">
            <text:p>8</text:p>
          </table:table-cell>
          <table:table-cell office:value-type="float" office:value="115" table:style-name="ce5">
            <text:p>1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5" table:style-name="ce5">
            <text:p>1235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6" table:style-name="ce5">
            <text:p>1236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7" table:style-name="ce5">
            <text:p>1237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8" table:style-name="ce5">
            <text:p>1238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39" table:style-name="ce5">
            <text:p>1239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1</text:p>
          </table:table-cell>
          <table:table-cell office:value-type="float" office:value="2" table:style-name="ce5">
            <text:p>2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0" table:style-name="ce5">
            <text:p>1240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61</text:p>
          </table:table-cell>
          <table:table-cell office:value-type="float" office:value="5" table:style-name="ce5">
            <text:p>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1" table:style-name="ce5">
            <text:p>1241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2" table:style-name="ce5">
            <text:p>1242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3" table:style-name="ce5">
            <text:p>1243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4" table:style-name="ce5">
            <text:p>1244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5" table:style-name="ce5">
            <text:p>1245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6" table:style-name="ce5">
            <text:p>1246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7" table:style-name="ce5">
            <text:p>1247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25</text:p>
          </table:table-cell>
          <table:table-cell office:value-type="float" office:value="6" table:style-name="ce5">
            <text:p>6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8" table:style-name="ce5">
            <text:p>1248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49" table:style-name="ce5">
            <text:p>1249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0" table:style-name="ce5">
            <text:p>1250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1" table:style-name="ce5">
            <text:p>1251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2</text:p>
          </table:table-cell>
          <table:table-cell office:value-type="float" office:value="12" table:style-name="ce5">
            <text:p>12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2" table:style-name="ce5">
            <text:p>1252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177" table:style-name="ce5">
            <text:p>1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3" table:style-name="ce5">
            <text:p>1253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8</text:p>
          </table:table-cell>
          <table:table-cell office:value-type="float" office:value="7" table:style-name="ce5">
            <text:p>7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4" table:style-name="ce5">
            <text:p>1254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5" table:style-name="ce5">
            <text:p>1255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13</text:p>
          </table:table-cell>
          <table:table-cell office:value-type="float" office:value="2" table:style-name="ce5">
            <text:p>2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6" table:style-name="ce5">
            <text:p>1256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59</text:p>
          </table:table-cell>
          <table:table-cell office:value-type="float" office:value="3" table:style-name="ce5">
            <text:p>3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7" table:style-name="ce5">
            <text:p>1257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8" table:style-name="ce5">
            <text:p>1258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59" table:style-name="ce5">
            <text:p>1259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0" table:style-name="ce5">
            <text:p>1260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1" table:style-name="ce5">
            <text:p>1261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2" table:style-name="ce5">
            <text:p>1262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3" table:style-name="ce5">
            <text:p>1263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4" table:style-name="ce5">
            <text:p>1264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5" table:style-name="ce5">
            <text:p>1265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</text:p>
          </table:table-cell>
          <table:table-cell office:value-type="float" office:value="5" table:style-name="ce5">
            <text:p>5</text:p>
          </table:table-cell>
          <table:table-cell office:value-type="float" office:value="114" table:style-name="ce5">
            <text:p>1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6" table:style-name="ce5">
            <text:p>1266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1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7" table:style-name="ce5">
            <text:p>1267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8" table:style-name="ce5">
            <text:p>1268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69" table:style-name="ce5">
            <text:p>1269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0" table:style-name="ce5">
            <text:p>1270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4</text:p>
          </table:table-cell>
          <table:table-cell office:value-type="float" office:value="15" table:style-name="ce5">
            <text:p>15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1" table:style-name="ce5">
            <text:p>1271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2" table:style-name="ce5">
            <text:p>1272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3" table:style-name="ce5">
            <text:p>1273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228" table:style-name="ce5">
            <text:p>2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4" table:style-name="ce5">
            <text:p>1274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5" table:style-name="ce5">
            <text:p>1275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6" table:style-name="ce5">
            <text:p>1276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7" table:style-name="ce5">
            <text:p>1277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8" table:style-name="ce5">
            <text:p>1278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79" table:style-name="ce5">
            <text:p>1279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0" table:style-name="ce5">
            <text:p>1280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1" table:style-name="ce5">
            <text:p>1281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2" table:style-name="ce5">
            <text:p>1282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2</text:p>
          </table:table-cell>
          <table:table-cell office:value-type="float" office:value="11" table:style-name="ce5">
            <text:p>11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3" table:style-name="ce5">
            <text:p>1283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4" table:style-name="ce5">
            <text:p>1284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5" table:style-name="ce5">
            <text:p>1285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6" table:style-name="ce5">
            <text:p>1286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7" table:style-name="ce5">
            <text:p>1287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8" table:style-name="ce5">
            <text:p>1288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9" table:style-name="ce5">
            <text:p>1289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0" table:style-name="ce5">
            <text:p>1290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1" table:style-name="ce5">
            <text:p>1291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2" table:style-name="ce5">
            <text:p>1292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3" table:style-name="ce5">
            <text:p>1293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4" table:style-name="ce5">
            <text:p>1294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5" table:style-name="ce5">
            <text:p>1295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6" table:style-name="ce5">
            <text:p>1296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7" table:style-name="ce5">
            <text:p>1297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8" table:style-name="ce5">
            <text:p>1298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170" table:style-name="ce5">
            <text:p>1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99" table:style-name="ce5">
            <text:p>1299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0" table:style-name="ce5">
            <text:p>1300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1" table:style-name="ce5">
            <text:p>1301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2" table:style-name="ce5">
            <text:p>1302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3" table:style-name="ce5">
            <text:p>1303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6</text:p>
          </table:table-cell>
          <table:table-cell office:value-type="float" office:value="14" table:style-name="ce5">
            <text:p>14</text:p>
          </table:table-cell>
          <table:table-cell office:value-type="float" office:value="382" table:style-name="ce5">
            <text:p>3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4" table:style-name="ce5">
            <text:p>1304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12</text:p>
          </table:table-cell>
          <table:table-cell office:value-type="float" office:value="7" table:style-name="ce5">
            <text:p>7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5" table:style-name="ce5">
            <text:p>1305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6" table:style-name="ce5">
            <text:p>1306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7" table:style-name="ce5">
            <text:p>1307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8" table:style-name="ce5">
            <text:p>1308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09" table:style-name="ce5">
            <text:p>1309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0" table:style-name="ce5">
            <text:p>1310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1" table:style-name="ce5">
            <text:p>1311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2" table:style-name="ce5">
            <text:p>1312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3" table:style-name="ce5">
            <text:p>1313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4" table:style-name="ce5">
            <text:p>1314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5" table:style-name="ce5">
            <text:p>1315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6" table:style-name="ce5">
            <text:p>1316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7" table:style-name="ce5">
            <text:p>1317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3</text:p>
          </table:table-cell>
          <table:table-cell office:value-type="float" office:value="14" table:style-name="ce5">
            <text:p>14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8" table:style-name="ce5">
            <text:p>1318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19" table:style-name="ce5">
            <text:p>1319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2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0" table:style-name="ce5">
            <text:p>1320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1" table:style-name="ce5">
            <text:p>1321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>
          <table:table-cell office:value-type="float" office:value="1322" table:style-name="ce5">
            <text:p>1322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3" table:style-name="ce5">
            <text:p>1323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4" table:style-name="ce5">
            <text:p>1324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5" table:style-name="ce5">
            <text:p>1325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6" table:style-name="ce5">
            <text:p>1326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17</text:p>
          </table:table-cell>
          <table:table-cell office:value-type="float" office:value="12" table:style-name="ce5">
            <text:p>12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7" table:style-name="ce5">
            <text:p>1327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8" table:style-name="ce5">
            <text:p>1328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29" table:style-name="ce5">
            <text:p>1329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0" table:style-name="ce5">
            <text:p>1330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1" table:style-name="ce5">
            <text:p>1331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2" table:style-name="ce5">
            <text:p>1332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3" table:style-name="ce5">
            <text:p>1333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4" table:style-name="ce5">
            <text:p>1334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5" table:style-name="ce5">
            <text:p>1335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>
          <table:table-cell office:value-type="float" office:value="1336" table:style-name="ce5">
            <text:p>1336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47</text:p>
          </table:table-cell>
          <table:table-cell office:value-type="float" office:value="4" table:style-name="ce5">
            <text:p>4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7" table:style-name="ce5">
            <text:p>1337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8" table:style-name="ce5">
            <text:p>1338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39" table:style-name="ce5">
            <text:p>1339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0" table:style-name="ce5">
            <text:p>1340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1" table:style-name="ce5">
            <text:p>1341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0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2" table:style-name="ce5">
            <text:p>1342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3" table:style-name="ce5">
            <text:p>1343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4" table:style-name="ce5">
            <text:p>1344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5" table:style-name="ce5">
            <text:p>1345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6" table:style-name="ce5">
            <text:p>1346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7" table:style-name="ce5">
            <text:p>1347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8" table:style-name="ce5">
            <text:p>1348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9" table:style-name="ce5">
            <text:p>1349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0" table:style-name="ce5">
            <text:p>1350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1" table:style-name="ce5">
            <text:p>1351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2" table:style-name="ce5">
            <text:p>1352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3" table:style-name="ce5">
            <text:p>1353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4" table:style-name="ce5">
            <text:p>1354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5" table:style-name="ce5">
            <text:p>1355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6" table:style-name="ce5">
            <text:p>1356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7" table:style-name="ce5">
            <text:p>1357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8" table:style-name="ce5">
            <text:p>1358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9" table:style-name="ce5">
            <text:p>1359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0" table:style-name="ce5">
            <text:p>1360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1" table:style-name="ce5">
            <text:p>1361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2" table:style-name="ce5">
            <text:p>1362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61</text:p>
          </table:table-cell>
          <table:table-cell office:value-type="float" office:value="7" table:style-name="ce5">
            <text:p>7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3" table:style-name="ce5">
            <text:p>1363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57</text:p>
          </table:table-cell>
          <table:table-cell office:value-type="float" office:value="7" table:style-name="ce5">
            <text:p>7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4" table:style-name="ce5">
            <text:p>1364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5" table:style-name="ce5">
            <text:p>1365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6" table:style-name="ce5">
            <text:p>1366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7" table:style-name="ce5">
            <text:p>1367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57</text:p>
          </table:table-cell>
          <table:table-cell office:value-type="float" office:value="5" table:style-name="ce5">
            <text:p>5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8" table:style-name="ce5">
            <text:p>1368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9" table:style-name="ce5">
            <text:p>1369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2</text:p>
          </table:table-cell>
          <table:table-cell office:value-type="float" office:value="11" table:style-name="ce5">
            <text:p>11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0" table:style-name="ce5">
            <text:p>1370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1" table:style-name="ce5">
            <text:p>1371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2" table:style-name="ce5">
            <text:p>1372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3" table:style-name="ce5">
            <text:p>1373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4" table:style-name="ce5">
            <text:p>1374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63" table:style-name="ce5">
            <text:p>3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5" table:style-name="ce5">
            <text:p>1375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6" table:style-name="ce5">
            <text:p>1376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7" table:style-name="ce5">
            <text:p>1377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8" table:style-name="ce5">
            <text:p>1378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79" table:style-name="ce5">
            <text:p>1379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0" table:style-name="ce5">
            <text:p>1380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1" table:style-name="ce5">
            <text:p>1381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2" table:style-name="ce5">
            <text:p>1382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7</text:p>
          </table:table-cell>
          <table:table-cell office:value-type="float" office:value="3" table:style-name="ce5">
            <text:p>3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3" table:style-name="ce5">
            <text:p>1383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4" table:style-name="ce5">
            <text:p>1384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5" table:style-name="ce5">
            <text:p>1385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4</text:p>
          </table:table-cell>
          <table:table-cell office:value-type="float" office:value="1" table:style-name="ce5">
            <text:p>1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6" table:style-name="ce5">
            <text:p>1386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7" table:style-name="ce5">
            <text:p>1387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8" table:style-name="ce5">
            <text:p>1388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89" table:style-name="ce5">
            <text:p>1389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0" table:style-name="ce5">
            <text:p>1390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1" table:style-name="ce5">
            <text:p>1391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2" table:style-name="ce5">
            <text:p>1392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3" table:style-name="ce5">
            <text:p>1393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4" table:style-name="ce5">
            <text:p>1394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5" table:style-name="ce5">
            <text:p>1395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6</text:p>
          </table:table-cell>
          <table:table-cell office:value-type="float" office:value="13" table:style-name="ce5">
            <text:p>13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6" table:style-name="ce5">
            <text:p>1396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8</text:p>
          </table:table-cell>
          <table:table-cell office:value-type="float" office:value="14" table:style-name="ce5">
            <text:p>14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7" table:style-name="ce5">
            <text:p>1397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8" table:style-name="ce5">
            <text:p>1398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26</text:p>
          </table:table-cell>
          <table:table-cell office:value-type="float" office:value="13" table:style-name="ce5">
            <text:p>13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99" table:style-name="ce5">
            <text:p>1399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0" table:style-name="ce5">
            <text:p>1400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1" table:style-name="ce5">
            <text:p>1401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2" table:style-name="ce5">
            <text:p>1402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3" table:style-name="ce5">
            <text:p>1403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4</text:p>
          </table:table-cell>
          <table:table-cell office:value-type="float" office:value="1" table:style-name="ce5">
            <text:p>1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4" table:style-name="ce5">
            <text:p>1404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5" table:style-name="ce5">
            <text:p>1405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17</text:p>
          </table:table-cell>
          <table:table-cell office:value-type="float" office:value="6" table:style-name="ce5">
            <text:p>6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6" table:style-name="ce5">
            <text:p>1406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7" table:style-name="ce5">
            <text:p>1407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64</text:p>
          </table:table-cell>
          <table:table-cell office:value-type="float" office:value="10" table:style-name="ce5">
            <text:p>10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8" table:style-name="ce5">
            <text:p>1408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9</text:p>
          </table:table-cell>
          <table:table-cell office:value-type="float" office:value="7" table:style-name="ce5">
            <text:p>7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09" table:style-name="ce5">
            <text:p>1409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30</text:p>
          </table:table-cell>
          <table:table-cell office:value-type="float" office:value="13" table:style-name="ce5">
            <text:p>13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0" table:style-name="ce5">
            <text:p>1410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1" table:style-name="ce5">
            <text:p>1411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2" table:style-name="ce5">
            <text:p>1412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3" table:style-name="ce5">
            <text:p>1413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4" table:style-name="ce5">
            <text:p>1414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5" table:style-name="ce5">
            <text:p>1415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6" table:style-name="ce5">
            <text:p>1416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7" table:style-name="ce5">
            <text:p>1417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8" table:style-name="ce5">
            <text:p>1418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4</text:p>
          </table:table-cell>
          <table:table-cell office:value-type="float" office:value="12" table:style-name="ce5">
            <text:p>12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9" table:style-name="ce5">
            <text:p>1419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0" table:style-name="ce5">
            <text:p>1420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1" table:style-name="ce5">
            <text:p>1421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9</text:p>
          </table:table-cell>
          <table:table-cell office:value-type="float" office:value="15" table:style-name="ce5">
            <text:p>15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2" table:style-name="ce5">
            <text:p>1422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3" table:style-name="ce5">
            <text:p>1423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4" table:style-name="ce5">
            <text:p>1424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5" table:style-name="ce5">
            <text:p>1425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6" table:style-name="ce5">
            <text:p>1426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58</text:p>
          </table:table-cell>
          <table:table-cell office:value-type="float" office:value="1" table:style-name="ce5">
            <text:p>1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7" table:style-name="ce5">
            <text:p>1427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8" table:style-name="ce5">
            <text:p>1428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9" table:style-name="ce5">
            <text:p>1429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0" table:style-name="ce5">
            <text:p>1430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1" table:style-name="ce5">
            <text:p>1431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2" table:style-name="ce5">
            <text:p>1432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3" table:style-name="ce5">
            <text:p>1433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4" table:style-name="ce5">
            <text:p>1434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0</text:p>
          </table:table-cell>
          <table:table-cell office:value-type="float" office:value="13" table:style-name="ce5">
            <text:p>1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5" table:style-name="ce5">
            <text:p>1435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54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6" table:style-name="ce5">
            <text:p>1436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4</text:p>
          </table:table-cell>
          <table:table-cell office:value-type="float" office:value="10" table:style-name="ce5">
            <text:p>10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7" table:style-name="ce5">
            <text:p>1437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8" table:style-name="ce5">
            <text:p>1438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39" table:style-name="ce5">
            <text:p>1439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0" table:style-name="ce5">
            <text:p>1440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1" table:style-name="ce5">
            <text:p>1441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4</text:p>
          </table:table-cell>
          <table:table-cell office:value-type="float" office:value="2" table:style-name="ce5">
            <text:p>2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2" table:style-name="ce5">
            <text:p>1442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3" table:style-name="ce5">
            <text:p>1443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4" table:style-name="ce5">
            <text:p>1444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5" table:style-name="ce5">
            <text:p>1445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6" table:style-name="ce5">
            <text:p>1446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7" table:style-name="ce5">
            <text:p>1447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8" table:style-name="ce5">
            <text:p>1448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49" table:style-name="ce5">
            <text:p>1449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0" table:style-name="ce5">
            <text:p>1450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1" table:style-name="ce5">
            <text:p>1451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2" table:style-name="ce5">
            <text:p>1452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4" table:style-name="ce5">
            <text:p>4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3" table:style-name="ce5">
            <text:p>1453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5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4" table:style-name="ce5">
            <text:p>1454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5" table:style-name="ce5">
            <text:p>1455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6" table:style-name="ce5">
            <text:p>1456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7" table:style-name="ce5">
            <text:p>1457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8" table:style-name="ce5">
            <text:p>1458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59" table:style-name="ce5">
            <text:p>1459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0" table:style-name="ce5">
            <text:p>1460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1" table:style-name="ce5">
            <text:p>1461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2" table:style-name="ce5">
            <text:p>1462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6</text:p>
          </table:table-cell>
          <table:table-cell office:value-type="float" office:value="7" table:style-name="ce5">
            <text:p>7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3" table:style-name="ce5">
            <text:p>1463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64" table:style-name="ce5">
            <text:p>1464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number-rows-repeated="1047111" table:style-name="ro2">
          <table:table-cell table:number-columns-repeated="16384"/>
        </table:table-row>
      </table:table>
      <table:table table:name="Автомобили" table:style-name="ta1">
        <table:table-column table:style-name="co9" table:default-cell-style-name="ce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7"/>
        <table:table-column table:style-name="co15" table:default-cell-style-name="ce7"/>
        <table:table-column table:style-name="co8" table:number-columns-repeated="16377" table:default-cell-style-name="ce1"/>
        <table:table-row table:style-name="ro3">
          <table:table-cell office:value-type="string" table:style-name="ce17">
            <text:p>ID автомобиля</text:p>
          </table:table-cell>
          <table:table-cell office:value-type="string" table:style-name="ce18">
            <text:p>Марка</text:p>
          </table:table-cell>
          <table:table-cell office:value-type="string" table:style-name="ce18">
            <text:p>Модель</text:p>
          </table:table-cell>
          <table:table-cell office:value-type="string" table:style-name="ce18">
            <text:p>Номер</text:p>
          </table:table-cell>
          <table:table-cell office:value-type="string" table:style-name="ce18">
            <text:p>Год выпуска</text:p>
          </table:table-cell>
          <table:table-cell office:value-type="string" table:style-name="ce19">
            <text:p>Дата последнего техосмотра</text:p>
          </table:table-cell>
          <table:table-cell office:value-type="string" table:style-name="ce18">
            <text:p>Тип двигателя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SEDAN</text:p>
          </table:table-cell>
          <table:table-cell office:value-type="string" table:style-name="ce15">
            <text:p>К731ДВ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3-28T00:00:00" table:style-name="ce16">
            <text:p>28.03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SEDAN</text:p>
          </table:table-cell>
          <table:table-cell office:value-type="string" table:style-name="ce15">
            <text:p>К912РА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2-06T00:00:00" table:style-name="ce16">
            <text:p>06.0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SEDAN</text:p>
          </table:table-cell>
          <table:table-cell office:value-type="string" table:style-name="ce15">
            <text:p>К493СВ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0-13T00:00:00" table:style-name="ce16">
            <text:p>13.10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SEDAN</text:p>
          </table:table-cell>
          <table:table-cell office:value-type="string" table:style-name="ce15">
            <text:p>К156ХЛ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2-17T00:00:00" table:style-name="ce16">
            <text:p>17.1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SEDAN</text:p>
          </table:table-cell>
          <table:table-cell office:value-type="string" table:style-name="ce15">
            <text:p>К398ВА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8-12T00:00:00" table:style-name="ce16">
            <text:p>12.08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6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707ВВ|50</text:p>
          </table:table-cell>
          <table:table-cell office:value-type="float" office:value="2021" table:style-name="ce15">
            <text:p>2021</text:p>
          </table:table-cell>
          <table:table-cell office:value-type="date" office:date-value="2022-10-05T00:00:00" table:style-name="ce16">
            <text:p>05.10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7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478ОИ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8-17T00:00:00" table:style-name="ce16">
            <text:p>17.08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8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841СУ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6-02T00:00:00" table:style-name="ce16">
            <text:p>02.06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9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123ДЖ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4-13T00:00:00" table:style-name="ce16">
            <text:p>13.04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0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826СЯ|50</text:p>
          </table:table-cell>
          <table:table-cell office:value-type="float" office:value="2021" table:style-name="ce15">
            <text:p>2021</text:p>
          </table:table-cell>
          <table:table-cell office:value-type="date" office:date-value="2022-12-19T00:00:00" table:style-name="ce16">
            <text:p>19.1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1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596ЭК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1-07T00:00:00" table:style-name="ce16">
            <text:p>07.1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2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903ПВ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7-01T00:00:00" table:style-name="ce16">
            <text:p>01.07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3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121УЛ|50</text:p>
          </table:table-cell>
          <table:table-cell office:value-type="float" office:value="2021" table:style-name="ce15">
            <text:p>2021</text:p>
          </table:table-cell>
          <table:table-cell office:value-type="date" office:date-value="2022-08-19T00:00:00" table:style-name="ce16">
            <text:p>19.08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4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242ДД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1-14T00:00:00" table:style-name="ce16">
            <text:p>14.0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5</text:p>
          </table:table-cell>
          <table:table-cell office:value-type="string" table:style-name="ce15">
            <text:p>KIA</text:p>
          </table:table-cell>
          <table:table-cell office:value-type="string" table:style-name="ce15">
            <text:p>RIO HATCHBACK</text:p>
          </table:table-cell>
          <table:table-cell office:value-type="string" table:style-name="ce15">
            <text:p>К038ГН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4-15T00:00:00" table:style-name="ce16">
            <text:p>15.04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6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720АВ|50</text:p>
          </table:table-cell>
          <table:table-cell office:value-type="float" office:value="2021" table:style-name="ce15">
            <text:p>2021</text:p>
          </table:table-cell>
          <table:table-cell office:value-type="date" office:date-value="2022-12-14T00:00:00" table:style-name="ce16">
            <text:p>14.1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7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293ФУ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1-12T00:00:00" table:style-name="ce16">
            <text:p>12.0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8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015ТИ|50</text:p>
          </table:table-cell>
          <table:table-cell office:value-type="float" office:value="2021" table:style-name="ce15">
            <text:p>2021</text:p>
          </table:table-cell>
          <table:table-cell office:value-type="date" office:date-value="2022-04-18T00:00:00" table:style-name="ce16">
            <text:p>18.04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19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731СМ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9-22T00:00:00" table:style-name="ce16">
            <text:p>22.09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0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398РП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8-27T00:00:00" table:style-name="ce16">
            <text:p>27.08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1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962РП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5-09T00:00:00" table:style-name="ce16">
            <text:p>09.05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2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696АВ|50</text:p>
          </table:table-cell>
          <table:table-cell office:value-type="float" office:value="2021" table:style-name="ce15">
            <text:p>2021</text:p>
          </table:table-cell>
          <table:table-cell office:value-type="date" office:date-value="2022-01-03T00:00:00" table:style-name="ce16">
            <text:p>03.0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3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863ЛО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6-15T00:00:00" table:style-name="ce16">
            <text:p>15.06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4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386ЕТ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2-18T00:00:00" table:style-name="ce16">
            <text:p>18.0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5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692МГ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2-12T00:00:00" table:style-name="ce16">
            <text:p>12.0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6</text:p>
          </table:table-cell>
          <table:table-cell office:value-type="string" table:style-name="ce20">
            <text:p>Renault</text:p>
          </table:table-cell>
          <table:table-cell office:value-type="string" table:style-name="ce15">
            <text:p>Kaptur</text:p>
          </table:table-cell>
          <table:table-cell office:value-type="string" table:style-name="ce15">
            <text:p>К293ВГ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5-18T00:00:00" table:style-name="ce16">
            <text:p>18.05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7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565АА|50</text:p>
          </table:table-cell>
          <table:table-cell office:value-type="float" office:value="2020" table:style-name="ce15">
            <text:p>2020</text:p>
          </table:table-cell>
          <table:table-cell office:value-type="date" office:date-value="2022-01-24T00:00:00" table:style-name="ce16">
            <text:p>24.0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8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949ВГ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2-28T00:00:00" table:style-name="ce16">
            <text:p>28.1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29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384ЛД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3-23T00:00:00" table:style-name="ce16">
            <text:p>23.03.2022</text:p>
          </table:table-cell>
          <table:table-cell office:value-type="string" table:style-name="ce15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0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646ВР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8-17T00:00:00" table:style-name="ce16">
            <text:p>17.08.2022</text:p>
          </table:table-cell>
          <table:table-cell office:value-type="string" table:style-name="ce15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1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989ОУ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9-05T00:00:00" table:style-name="ce16">
            <text:p>05.09.2022</text:p>
          </table:table-cell>
          <table:table-cell office:value-type="string" table:style-name="ce15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2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290ПП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4-02T00:00:00" table:style-name="ce16">
            <text:p>02.04.2022</text:p>
          </table:table-cell>
          <table:table-cell office:value-type="string" table:style-name="ce15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3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992ДС|50</text:p>
          </table:table-cell>
          <table:table-cell office:value-type="float" office:value="2020" table:style-name="ce15">
            <text:p>2020</text:p>
          </table:table-cell>
          <table:table-cell office:value-type="date" office:date-value="2022-03-01T00:00:00" table:style-name="ce16">
            <text:p>01.03.2022</text:p>
          </table:table-cell>
          <table:table-cell office:value-type="string" table:style-name="ce15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4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195ТН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4-08T00:00:00" table:style-name="ce16">
            <text:p>08.04.2022</text:p>
          </table:table-cell>
          <table:table-cell office:value-type="string" table:style-name="ce15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5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012ОП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2-20T00:00:00" table:style-name="ce16">
            <text:p>20.12.2022</text:p>
          </table:table-cell>
          <table:table-cell office:value-type="string" table:style-name="ce15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6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255АВ|50</text:p>
          </table:table-cell>
          <table:table-cell office:value-type="float" office:value="2020" table:style-name="ce15">
            <text:p>2020</text:p>
          </table:table-cell>
          <table:table-cell office:value-type="date" office:date-value="2022-02-07T00:00:00" table:style-name="ce16">
            <text:p>07.0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7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266ЛУ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9-19T00:00:00" table:style-name="ce16">
            <text:p>19.09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8</text:p>
          </table:table-cell>
          <table:table-cell office:value-type="string" table:style-name="ce20">
            <text:p>Nissan</text:p>
          </table:table-cell>
          <table:table-cell office:value-type="string" table:style-name="ce15">
            <text:p><text:s/>Qashqai</text:p>
          </table:table-cell>
          <table:table-cell office:value-type="string" table:style-name="ce15">
            <text:p>К341НИ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6-21T00:00:00" table:style-name="ce16">
            <text:p>21.06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39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762МГ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0-26T00:00:00" table:style-name="ce16">
            <text:p>26.10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0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652ВУ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8-26T00:00:00" table:style-name="ce16">
            <text:p>26.08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1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518РП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7-15T00:00:00" table:style-name="ce16">
            <text:p>15.07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2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612РА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9-21T00:00:00" table:style-name="ce16">
            <text:p>21.09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3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016ГР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4-04T00:00:00" table:style-name="ce16">
            <text:p>04.04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4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269МН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1-25T00:00:00" table:style-name="ce16">
            <text:p>25.1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5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677ПЛ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9-14T00:00:00" table:style-name="ce16">
            <text:p>14.09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6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996ВГ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1-08T00:00:00" table:style-name="ce16">
            <text:p>08.1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7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521АЛ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1-19T00:00:00" table:style-name="ce16">
            <text:p>19.1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8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789ИИ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4-09T00:00:00" table:style-name="ce16">
            <text:p>09.04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49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641ЛТ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1-14T00:00:00" table:style-name="ce16">
            <text:p>14.0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0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260ДВ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1-01T00:00:00" table:style-name="ce16">
            <text:p>01.0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1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523КВ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0-14T00:00:00" table:style-name="ce16">
            <text:p>14.10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2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074ЛИ|50</text:p>
          </table:table-cell>
          <table:table-cell office:value-type="float" office:value="2021" table:style-name="ce15">
            <text:p>2021</text:p>
          </table:table-cell>
          <table:table-cell office:value-type="date" office:date-value="2022-01-05T00:00:00" table:style-name="ce16">
            <text:p>05.0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3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416ТБ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6-14T00:00:00" table:style-name="ce16">
            <text:p>14.06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4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329ЮТ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1-10T00:00:00" table:style-name="ce16">
            <text:p>10.1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5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756ЭЗ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6-11T00:00:00" table:style-name="ce16">
            <text:p>11.06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6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696ХЛ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2-24T00:00:00" table:style-name="ce16">
            <text:p>24.0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7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516ВЧ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6-15T00:00:00" table:style-name="ce16">
            <text:p>15.06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8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384НЕ|50</text:p>
          </table:table-cell>
          <table:table-cell office:value-type="float" office:value="2021" table:style-name="ce15">
            <text:p>2021</text:p>
          </table:table-cell>
          <table:table-cell office:value-type="date" office:date-value="2022-05-24T00:00:00" table:style-name="ce16">
            <text:p>24.05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59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754РЯ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8-01T00:00:00" table:style-name="ce16">
            <text:p>01.08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60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985ГЮ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2-10T00:00:00" table:style-name="ce16">
            <text:p>10.1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61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318ХЮ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8-12T00:00:00" table:style-name="ce16">
            <text:p>12.08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62</text:p>
          </table:table-cell>
          <table:table-cell office:value-type="string" table:style-name="ce20">
            <text:p>Skoda</text:p>
          </table:table-cell>
          <table:table-cell office:value-type="string" table:style-name="ce15">
            <text:p>Octavia</text:p>
          </table:table-cell>
          <table:table-cell office:value-type="string" table:style-name="ce15">
            <text:p>К453УВ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2-26T00:00:00" table:style-name="ce16">
            <text:p>26.02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63</text:p>
          </table:table-cell>
          <table:table-cell office:value-type="string" table:style-name="ce15">
            <text:p>Hyundai</text:p>
          </table:table-cell>
          <table:table-cell office:value-type="string" table:style-name="ce15">
            <text:p>Santa Fe</text:p>
          </table:table-cell>
          <table:table-cell office:value-type="string" table:style-name="ce15">
            <text:p>К841ГМ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1-18T00:00:00" table:style-name="ce16">
            <text:p>18.11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64</text:p>
          </table:table-cell>
          <table:table-cell office:value-type="string" table:style-name="ce15">
            <text:p>Hyundai</text:p>
          </table:table-cell>
          <table:table-cell office:value-type="string" table:style-name="ce15">
            <text:p>Santa Fe</text:p>
          </table:table-cell>
          <table:table-cell office:value-type="string" table:style-name="ce15">
            <text:p>К418ДВ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10-27T00:00:00" table:style-name="ce16">
            <text:p>27.10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A65</text:p>
          </table:table-cell>
          <table:table-cell office:value-type="string" table:style-name="ce15">
            <text:p>Hyundai</text:p>
          </table:table-cell>
          <table:table-cell office:value-type="string" table:style-name="ce15">
            <text:p>Santa Fe</text:p>
          </table:table-cell>
          <table:table-cell office:value-type="string" table:style-name="ce15">
            <text:p>К455РВ|50</text:p>
          </table:table-cell>
          <table:table-cell office:value-type="float" office:value="2022" table:style-name="ce15">
            <text:p>2022</text:p>
          </table:table-cell>
          <table:table-cell office:value-type="date" office:date-value="2022-06-24T00:00:00" table:style-name="ce16">
            <text:p>24.06.2022</text:p>
          </table:table-cell>
          <table:table-cell office:value-type="string" table:style-name="ce15">
            <text:p>бензиновый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Клиенты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7"/>
        <table:table-column table:style-name="co8" table:number-columns-repeated="16380" table:default-cell-style-name="ce1"/>
        <table:table-row table:style-name="ro5">
          <table:table-cell office:value-type="string" table:style-name="ce11">
            <text:p>ID клиента</text:p>
          </table:table-cell>
          <table:table-cell office:value-type="string" table:style-name="ce12">
            <text:p>ФИО</text:p>
          </table:table-cell>
          <table:table-cell office:value-type="string" table:style-name="ce12">
            <text:p>Адрес прописки</text:p>
          </table:table-cell>
          <table:table-cell office:value-type="string" table:style-name="ce13">
            <text:p>Нарушения</text:p>
          </table:table-cell>
          <table:table-cell table:number-columns-repeated="16380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string" table:style-name="ce14">
            <text:p>Лесов А.П.</text:p>
          </table:table-cell>
          <table:table-cell office:value-type="string" table:style-name="ce1">
            <text:p>г.Левобережный, ул Орлова, 4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string" table:style-name="ce14">
            <text:p>Зайцев В.С.</text:p>
          </table:table-cell>
          <table:table-cell office:value-type="string" table:style-name="ce1">
            <text:p>г.Левобережный, ул Центральная, 47, кв. 15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string" table:style-name="ce14">
            <text:p>Орлов М.К.</text:p>
          </table:table-cell>
          <table:table-cell office:value-type="string" table:style-name="ce1">
            <text:p>г.Левобережный, ул Журавлева, 20, кв. 7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14">
            <text:p>Волков Д.И.</text:p>
          </table:table-cell>
          <table:table-cell office:value-type="string" table:style-name="ce1">
            <text:p>г.Левобережный, ул Хохлова, 12, кв. 2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14">
            <text:p>Охотников Д.М.</text:p>
          </table:table-cell>
          <table:table-cell office:value-type="string" table:style-name="ce1">
            <text:p>г.Левобережный, ул Девизионная, 5, кв. 3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string" table:style-name="ce14">
            <text:p>Окраинов Л.Г.</text:p>
          </table:table-cell>
          <table:table-cell office:value-type="string" table:style-name="ce1">
            <text:p>г.Левобережный, ул Строителей, 40, кв. 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string" table:style-name="ce14">
            <text:p>Стеблов П.К.</text:p>
          </table:table-cell>
          <table:table-cell office:value-type="string" table:style-name="ce1">
            <text:p>г.Левобережный, ул Больничная, 33, кв. 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8" table:style-name="ce5">
            <text:p>8</text:p>
          </table:table-cell>
          <table:table-cell office:value-type="string" table:style-name="ce14">
            <text:p>Гудков Н.Г.</text:p>
          </table:table-cell>
          <table:table-cell office:value-type="string" table:style-name="ce1">
            <text:p>г.Левобережный, ул Фабричная, 17, кв. 2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9" table:style-name="ce5">
            <text:p>9</text:p>
          </table:table-cell>
          <table:table-cell office:value-type="string" table:style-name="ce14">
            <text:p>Хомяков Л.Д.</text:p>
          </table:table-cell>
          <table:table-cell office:value-type="string" table:style-name="ce1">
            <text:p>г.Левобережный, ул Московская, 44, кв. 19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 office:value-type="float" office:value="10" table:style-name="ce5">
            <text:p>10</text:p>
          </table:table-cell>
          <table:table-cell office:value-type="string" table:style-name="ce14">
            <text:p>Салаватов Ф.Я.</text:p>
          </table:table-cell>
          <table:table-cell office:value-type="string" table:style-name="ce1">
            <text:p>г.Левобережный, ул Сибирская, 6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1" table:style-name="ce5">
            <text:p>11</text:p>
          </table:table-cell>
          <table:table-cell office:value-type="string" table:style-name="ce14">
            <text:p>Сушкин Л.Н.</text:p>
          </table:table-cell>
          <table:table-cell office:value-type="string" table:style-name="ce1">
            <text:p>г.Левобережный, ул Электротехническая, 8, кв. 2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2" table:style-name="ce5">
            <text:p>12</text:p>
          </table:table-cell>
          <table:table-cell office:value-type="string" table:style-name="ce14">
            <text:p>Говоров Б.Т.</text:p>
          </table:table-cell>
          <table:table-cell office:value-type="string" table:style-name="ce1">
            <text:p>г.Левобережный, ул Солнечная, 6, кв. 3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3" table:style-name="ce5">
            <text:p>13</text:p>
          </table:table-cell>
          <table:table-cell office:value-type="string" table:style-name="ce14">
            <text:p>Сачков Х.Э.</text:p>
          </table:table-cell>
          <table:table-cell office:value-type="string" table:style-name="ce1">
            <text:p>г.Левобережный, ул Слободка, 7, кв. 81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4" table:style-name="ce5">
            <text:p>14</text:p>
          </table:table-cell>
          <table:table-cell office:value-type="string" table:style-name="ce14">
            <text:p>Вознесенский К.Л.</text:p>
          </table:table-cell>
          <table:table-cell office:value-type="string" table:style-name="ce1">
            <text:p>г.Левобережный, ул Свободы, 19, кв. 8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table:style-name="ce14">
            <text:p>Громов Л.И.</text:p>
          </table:table-cell>
          <table:table-cell office:value-type="string" table:style-name="ce1">
            <text:p>г.Левобережный, ул Народного ополчения, 28, кв. 6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/>
          <table:table-cell table:style-name="ce14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8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8">
      <number:text-content/>
      <style:map style:condition="value()&gt;=0" style:apply-style-name="N38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</meta:initial-creator>
    <dc:creator>Полина Вяткина</dc:creator>
    <meta:creation-date>2021-09-21T14:07:03Z</meta:creation-date>
    <dc:date>2023-10-05T12:24:18Z</dc:date>
  </office:meta>
</office:document-meta>
</file>